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5" style:family="graphic" style:parent-style-name="standard">
      <style:graphic-properties svg:stroke-width="0.102cm" draw:marker-start-width="0.352cm" draw:marker-end-width="0.352cm" draw:fill="solid" draw:fill-color="#dee6ef" draw:textarea-horizontal-align="justify" draw:textarea-vertical-align="middle" draw:auto-grow-height="false" fo:min-height="1.365cm" fo:min-width="18.889cm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Dot_20__28_Rounded_29_" svg:stroke-width="0.102cm" draw:marker-start-width="0.352cm" draw:marker-end-width="0.352cm" svg:stroke-linecap="round" draw:fill="solid" draw:fill-color="#dee6ef" draw:textarea-horizontal-align="justify" draw:textarea-vertical-align="middle" draw:auto-grow-height="false" fo:min-height="2.129cm" fo:min-width="17.541cm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.188cm" fo:min-width="14.3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1.27cm"/>
      <style:paragraph-properties style:writing-mode="lr-tb"/>
    </style:style>
    <style:style style:name="pr6" style:family="presentation" style:parent-style-name="Default-title">
      <style:graphic-properties fo:min-height="1.277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TexMaths Roman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style:paragraph-properties fo:text-align="start"/>
      <style:text-properties fo:font-weight="normal" style:font-weight-asian="normal" style:font-weight-complex="normal"/>
    </style:style>
    <style:style style:name="P11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 style:writing-mode="lr-tb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Multiphase LBM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w</text:span><text:span text:style-name="T1">o</text:span><text:span text:style-name="T1">-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</draw:text-box>
        </draw:frame>
        <draw:g>
          <draw:g>
            <svg:title>TexMaths</svg:title>
            <svg:desc>28§display§\Psi(x) = \int [ \mathcal{F}(\rho(x)) +  \mathcal{L}(\nabla\rho(x)) ] dx§svg§600§FALSE§</svg:desc>
            <draw:path draw:style-name="gr2" draw:text-style-name="P6" draw:layer="layout" svg:width="10.754cm" svg:height="1.535cm" svg:x="6.477cm" svg:y="3.211cm" svg:viewBox="0 0 10755 1536" svg:d="M5378 1536c-1792 0-3586 0-5378 0 0-512 0-1024 0-1536 3585 0 7170 0 10755 0 0 512 0 1024 0 1536-1793 0-3584 0-5377 0z">
              <text:p/>
            </draw:path>
            <draw:path draw:style-name="gr3" draw:text-style-name="P7" draw:layer="layout" svg:width="0.481cm" svg:height="0.494cm" svg:x="6.481cm" svg:y="3.665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  <text:p/>
            </draw:path>
            <draw:path draw:style-name="gr3" draw:text-style-name="P7" draw:layer="layout" svg:width="0.168cm" svg:height="0.722cm" svg:x="7.076cm" svg:y="3.618cm" svg:viewBox="0 0 169 723" svg:d="M169 716c0-2 0-4-12-16-91-91-114-227-114-339 0-126 27-252 116-342 10-9 10-11 10-13 0-4-4-6-8-6-6 0-72 47-116 140-35 81-45 161-45 221 0 56 8 145 48 227 45 89 107 135 113 135 4 0 8-3 8-7z">
              <text:p/>
            </draw:path>
            <draw:path draw:style-name="gr3" draw:text-style-name="P7" draw:layer="layout" svg:width="0.361cm" svg:height="0.327cm" svg:x="7.308cm" svg:y="3.841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  <text:p/>
            </draw:path>
            <draw:path draw:style-name="gr3" draw:text-style-name="P7" draw:layer="layout" svg:width="0.168cm" svg:height="0.722cm" svg:x="7.744cm" svg:y="3.618cm" svg:viewBox="0 0 169 723" svg:d="M169 361c0-55-8-144-49-225-44-91-106-136-112-136s-8 2-8 6c0 2 0 4 14 17 71 72 112 188 112 338 0 124-27 252-116 343-10 8-10 10-10 12 0 4 2 7 8 7s73-48 114-141c37-80 47-159 47-221z">
              <text:p/>
            </draw:path>
            <draw:path draw:style-name="gr3" draw:text-style-name="P7" draw:layer="layout" svg:width="0.483cm" svg:height="0.168cm" svg:x="8.228cm" svg:y="3.894cm" svg:viewBox="0 0 484 169" svg:d="M459 29c10 0 25 0 25-15 0-14-15-14-25-14-146 0-291 0-436 0-9 0-23 0-23 14 0 15 14 15 25 15 144 0 289 0 434 0zM459 169c10 0 25 0 25-14 0-15-15-15-25-15-145 0-290 0-434 0-11 0-25 0-25 15 0 14 14 14 23 14 145 0 290 0 436 0z">
              <text:p/>
            </draw:path>
            <draw:path draw:style-name="gr3" draw:text-style-name="P7" draw:layer="layout" svg:width="0.642cm" svg:height="1.609cm" svg:x="8.994cm" svg:y="3.174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  <text:p/>
            </draw:path>
            <draw:path draw:style-name="gr3" draw:text-style-name="P7" draw:layer="layout" svg:width="0.098cm" svg:height="0.722cm" svg:x="9.764cm" svg:y="3.618cm" svg:viewBox="0 0 99 723" svg:d="M99 723c0-10 0-20 0-29-23 0-47 0-70 0 0-222 0-444 0-665 23 0 47 0 70 0 0-10 0-19 0-29-33 0-66 0-99 0 0 241 0 482 0 723 33 0 66 0 99 0z">
              <text:p/>
            </draw:path>
            <draw:path draw:style-name="gr3" draw:text-style-name="P7" draw:layer="layout" svg:width="0.59cm" svg:height="0.518cm" svg:x="9.892cm" svg:y="3.665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  <text:p/>
            </draw:path>
            <draw:path draw:style-name="gr3" draw:text-style-name="P7" draw:layer="layout" svg:width="0.168cm" svg:height="0.722cm" svg:x="10.546cm" svg:y="3.618cm" svg:viewBox="0 0 169 723" svg:d="M169 716c0-2 0-4-12-16-91-91-114-227-114-339 0-126 27-252 116-342 10-9 10-11 10-13 0-4-4-6-8-6-6 0-72 47-116 140-37 81-45 161-45 221 0 56 8 145 48 227 45 89 107 135 113 135 4 0 8-3 8-7z">
              <text:p/>
            </draw:path>
            <draw:path draw:style-name="gr3" draw:text-style-name="P7" draw:layer="layout" svg:width="0.34cm" svg:height="0.476cm" svg:x="10.779cm" svg:y="3.841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  <text:p/>
            </draw:path>
            <draw:path draw:style-name="gr3" draw:text-style-name="P7" draw:layer="layout" svg:width="0.166cm" svg:height="0.722cm" svg:x="11.205cm" svg:y="3.618cm" svg:viewBox="0 0 167 723" svg:d="M167 716c0-2 0-4-12-16-91-91-114-227-114-339 0-126 27-252 118-342 8-9 8-11 8-13 0-4-2-6-6-6-8 0-74 47-116 140-37 81-45 161-45 221 0 56 6 145 48 227 43 89 105 135 113 135 4 0 6-3 6-7z">
              <text:p/>
            </draw:path>
            <draw:path draw:style-name="gr3" draw:text-style-name="P7" draw:layer="layout" svg:width="0.361cm" svg:height="0.327cm" svg:x="11.436cm" svg:y="3.841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  <text:p/>
            </draw:path>
            <draw:path draw:style-name="gr3" draw:text-style-name="P7" draw:layer="layout" svg:width="0.168cm" svg:height="0.722cm" svg:x="11.87cm" svg:y="3.618cm" svg:viewBox="0 0 169 723" svg:d="M169 361c0-55-8-144-47-225-46-91-108-136-114-136-4 0-8 2-8 6 0 2 0 4 14 17 71 72 112 188 112 338 0 124-27 252-116 343-10 8-10 10-10 12 0 4 4 7 8 7 6 0 73-48 116-141 37-80 45-159 45-221z">
              <text:p/>
            </draw:path>
            <draw:path draw:style-name="gr3" draw:text-style-name="P7" draw:layer="layout" svg:width="0.166cm" svg:height="0.722cm" svg:x="12.154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483cm" svg:height="0.482cm" svg:x="12.595cm" svg:y="3.738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  <text:p/>
            </draw:path>
            <draw:path draw:style-name="gr3" draw:text-style-name="P7" draw:layer="layout" svg:width="0.452cm" svg:height="0.525cm" svg:x="13.304cm" svg:y="3.649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  <text:p/>
            </draw:path>
            <draw:path draw:style-name="gr3" draw:text-style-name="P7" draw:layer="layout" svg:width="0.168cm" svg:height="0.722cm" svg:x="13.854cm" svg:y="3.618cm" svg:viewBox="0 0 169 723" svg:d="M169 716c0-2 0-4-12-16-91-91-116-227-116-339 0-126 29-252 118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536cm" svg:height="0.517cm" svg:x="14.097cm" svg:y="3.665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  <text:p/>
            </draw:path>
            <draw:path draw:style-name="gr3" draw:text-style-name="P7" draw:layer="layout" svg:width="0.342cm" svg:height="0.476cm" svg:x="14.691cm" svg:y="3.841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  <text:p/>
            </draw:path>
            <draw:path draw:style-name="gr3" draw:text-style-name="P7" draw:layer="layout" svg:width="0.168cm" svg:height="0.722cm" svg:x="15.116cm" svg:y="3.618cm" svg:viewBox="0 0 169 723" svg:d="M169 716c0-2 0-4-12-16-91-91-114-227-114-339 0-126 27-252 116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361cm" svg:height="0.327cm" svg:x="15.348cm" svg:y="3.841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  <text:p/>
            </draw:path>
            <draw:path draw:style-name="gr3" draw:text-style-name="P7" draw:layer="layout" svg:width="0.166cm" svg:height="0.722cm" svg:x="15.783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166cm" svg:height="0.722cm" svg:x="16.066cm" svg:y="3.618cm" svg:viewBox="0 0 167 723" svg:d="M167 361c0-55-8-144-47-225-44-91-106-136-114-136-4 0-6 2-6 6 0 2 0 4 12 17 73 72 114 188 114 338 0 124-27 252-118 343-8 8-8 10-8 12 0 4 2 7 6 7 8 0 73-48 116-141 37-80 45-159 45-221z">
              <text:p/>
            </draw:path>
            <draw:path draw:style-name="gr3" draw:text-style-name="P7" draw:layer="layout" svg:width="0.098cm" svg:height="0.722cm" svg:x="16.322cm" svg:y="3.618cm" svg:viewBox="0 0 99 723" svg:d="M99 0c-33 0-66 0-99 0 0 10 0 19 0 29 23 0 47 0 70 0 0 221 0 443 0 665-23 0-47 0-70 0 0 9 0 19 0 29 33 0 66 0 99 0 0-241 0-482 0-723z">
              <text:p/>
            </draw:path>
            <draw:path draw:style-name="gr3" draw:text-style-name="P7" draw:layer="layout" svg:width="0.344cm" svg:height="0.511cm" svg:x="16.537cm" svg:y="3.657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  <text:p/>
            </draw:path>
            <draw:path draw:style-name="gr3" draw:text-style-name="P7" draw:layer="layout" svg:width="0.361cm" svg:height="0.327cm" svg:x="16.907cm" svg:y="3.841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  <text:p/>
            </draw:path>
          </draw:g>
          <draw:frame draw:style-name="gr4" draw:text-style-name="P8" draw:layer="layout" svg:width="5.713cm" svg:height="1.903cm" svg:x="1.399cm" svg:y="3.4cm">
            <draw:text-box>
              <text:p><text:span text:style-name="T2">F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/text:p>
            </draw:text-box>
          </draw:frame>
        </draw:g>
        <draw:g>
          <svg:title>TexMaths</svg:title>
          <svg:desc>20§inline§\mathcal{F}(\rho (x) ) \text { - bulk free energy}  §svg§600§FALSE§</svg:desc>
          <draw:path draw:style-name="gr2" draw:text-style-name="P6" draw:layer="layout" svg:width="7.988cm" svg:height="0.627cm" svg:x="1.663cm" svg:y="5.422cm" svg:viewBox="0 0 7989 628" svg:d="M3996 628c-1332 0-2664 0-3996 0 0-209 0-419 0-628 2663 0 5326 0 7989 0 0 209 0 419 0 628-1331 0-2662 0-3993 0z">
            <text:p/>
          </draw:path>
          <draw:path draw:style-name="gr3" draw:text-style-name="P7" draw:layer="layout" svg:width="0.571cm" svg:height="0.5cm" svg:x="1.639cm" svg:y="5.432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7" draw:layer="layout" svg:width="0.163cm" svg:height="0.699cm" svg:x="2.271cm" svg:y="5.386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7" draw:layer="layout" svg:width="0.331cm" svg:height="0.46cm" svg:x="2.497cm" svg:y="5.601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7" draw:layer="layout" svg:width="0.161cm" svg:height="0.699cm" svg:x="2.909cm" svg:y="5.386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7" draw:layer="layout" svg:width="0.349cm" svg:height="0.316cm" svg:x="3.133cm" svg:y="5.601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7" draw:layer="layout" svg:width="0.161cm" svg:height="0.699cm" svg:x="3.554cm" svg:y="5.386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7" draw:layer="layout" svg:width="0.163cm" svg:height="0.699cm" svg:x="3.825cm" svg:y="5.386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7" draw:layer="layout" svg:width="0.185cm" svg:height="0.041cm" svg:x="4.301cm" svg:y="5.739cm" svg:viewBox="0 0 186 42" svg:d="M186 42c0-14 0-28 0-42-62 0-124 0-186 0 0 14 0 28 0 42 62 0 124 0 186 0z">
            <text:p/>
          </draw:path>
          <draw:path draw:style-name="gr3" draw:text-style-name="P7" draw:layer="layout" svg:width="0.345cm" svg:height="0.492cm" svg:x="4.781cm" svg:y="5.426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7" draw:layer="layout" svg:width="0.351cm" svg:height="0.316cm" svg:x="5.175cm" svg:y="5.601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7" draw:layer="layout" svg:width="0.155cm" svg:height="0.484cm" svg:x="5.565cm" svg:y="5.426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7" draw:layer="layout" svg:width="0.339cm" svg:height="0.484cm" svg:x="5.757cm" svg:y="5.426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7" draw:layer="layout" svg:width="0.227cm" svg:height="0.492cm" svg:x="6.364cm" svg:y="5.418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7" draw:layer="layout" svg:width="0.235cm" svg:height="0.308cm" svg:x="6.576cm" svg:y="5.601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7" draw:layer="layout" svg:width="0.271cm" svg:height="0.32cm" svg:x="6.852cm" svg:y="5.597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7" draw:layer="layout" svg:width="0.271cm" svg:height="0.32cm" svg:x="7.164cm" svg:y="5.597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7" draw:layer="layout" svg:width="0.271cm" svg:height="0.32cm" svg:x="7.709cm" svg:y="5.597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7" draw:layer="layout" svg:width="0.353cm" svg:height="0.308cm" svg:x="8.025cm" svg:y="5.601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8.413cm" svg:y="5.597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7" draw:layer="layout" svg:width="0.235cm" svg:height="0.308cm" svg:x="8.725cm" svg:y="5.601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7" draw:layer="layout" svg:width="0.321cm" svg:height="0.46cm" svg:x="8.999cm" svg:y="5.593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9.345cm" svg:y="5.609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6" draw:layer="layout" svg:width="13.219cm" svg:height="0.747cm" svg:x="1.65cm" svg:y="6.909cm" svg:viewBox="0 0 13220 748" svg:d="M0 0c4407 0 8813 0 13220 0 0 249 0 499 0 748-4407 0-8813 0-13220 0 0-249 0-499 0-748z">
            <text:p/>
          </draw:path>
          <draw:path draw:style-name="gr3" draw:text-style-name="P7" draw:layer="layout" svg:width="0.437cm" svg:height="0.508cm" svg:x="1.636cm" svg:y="6.959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7" draw:layer="layout" svg:width="0.163cm" svg:height="0.699cm" svg:x="2.168cm" svg:y="6.927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7" draw:layer="layout" svg:width="0.517cm" svg:height="0.5cm" svg:x="2.406cm" svg:y="6.975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7" draw:layer="layout" svg:width="0.331cm" svg:height="0.46cm" svg:x="2.978cm" svg:y="7.142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7" draw:layer="layout" svg:width="0.163cm" svg:height="0.699cm" svg:x="3.389cm" svg:y="6.927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7" draw:layer="layout" svg:width="0.349cm" svg:height="0.316cm" svg:x="3.613cm" svg:y="7.142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7" draw:layer="layout" svg:width="0.163cm" svg:height="0.699cm" svg:x="4.035cm" svg:y="6.927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7" draw:layer="layout" svg:width="0.161cm" svg:height="0.699cm" svg:x="4.309cm" svg:y="6.927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7" draw:layer="layout" svg:width="0.187cm" svg:height="0.041cm" svg:x="4.783cm" svg:y="7.28cm" svg:viewBox="0 0 188 42" svg:d="M0 0c63 0 125 0 188 0 0 14 0 28 0 42-63 0-125 0-188 0 0-14 0-28 0-42z">
            <text:p/>
          </draw:path>
          <draw:path draw:style-name="gr3" draw:text-style-name="P7" draw:layer="layout" svg:width="0.151cm" svg:height="0.466cm" svg:x="5.266cm" svg:y="6.985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7" draw:layer="layout" svg:width="0.351cm" svg:height="0.308cm" svg:x="5.462cm" svg:y="7.142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19cm" svg:height="0.436cm" svg:x="5.824cm" svg:y="7.023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7" draw:layer="layout" svg:width="0.271cm" svg:height="0.32cm" svg:x="6.102cm" svg:y="7.138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6.415cm" svg:y="7.142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7" draw:layer="layout" svg:width="0.227cm" svg:height="0.492cm" svg:x="6.693cm" svg:y="6.959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7" draw:layer="layout" svg:width="0.317cm" svg:height="0.32cm" svg:x="6.913cm" svg:y="7.138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7" draw:layer="layout" svg:width="0.267cm" svg:height="0.32cm" svg:x="7.259cm" svg:y="7.138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7" draw:layer="layout" svg:width="0.149cm" svg:height="0.466cm" svg:x="7.571cm" svg:y="6.985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7" draw:layer="layout" svg:width="0.315cm" svg:height="0.32cm" svg:x="7.773cm" svg:y="7.138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7" draw:layer="layout" svg:width="0.155cm" svg:height="0.484cm" svg:x="8.119cm" svg:y="6.967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7" draw:layer="layout" svg:width="0.227cm" svg:height="0.492cm" svg:x="8.547cm" svg:y="6.959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7" draw:layer="layout" svg:width="0.235cm" svg:height="0.308cm" svg:x="8.759cm" svg:y="7.142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7" draw:layer="layout" svg:width="0.271cm" svg:height="0.32cm" svg:x="9.035cm" svg:y="7.138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7" draw:layer="layout" svg:width="0.271cm" svg:height="0.32cm" svg:x="9.347cm" svg:y="7.138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7" draw:layer="layout" svg:width="0.271cm" svg:height="0.32cm" svg:x="9.892cm" svg:y="7.138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351cm" svg:height="0.308cm" svg:x="10.208cm" svg:y="7.142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10.594cm" svg:y="7.13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10.908cm" svg:y="7.142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7" draw:layer="layout" svg:width="0.321cm" svg:height="0.46cm" svg:x="11.182cm" svg:y="7.134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11.528cm" svg:y="7.15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7" draw:layer="layout" svg:width="0.467cm" svg:height="0.165cm" svg:x="12.119cm" svg:y="7.194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7" draw:layer="layout" svg:width="0.267cm" svg:height="0.22cm" svg:x="12.942cm" svg:y="6.961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7" draw:layer="layout" svg:width="0.329cm" svg:height="0.029cm" svg:x="12.904cm" svg:y="7.262cm" svg:viewBox="0 0 330 30" svg:d="M0 0c110 0 220 0 330 0 0 10 0 20 0 30-110 0-220 0-330 0 0-10 0-20 0-30z">
            <text:p/>
          </draw:path>
          <draw:path draw:style-name="gr3" draw:text-style-name="P7" draw:layer="layout" svg:width="0.217cm" svg:height="0.324cm" svg:x="12.96cm" svg:y="7.368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7" draw:layer="layout" svg:width="0.027cm" svg:height="0.699cm" svg:x="13.402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517cm" svg:height="0.5cm" svg:x="13.546cm" svg:y="6.975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7" draw:layer="layout" svg:width="0.331cm" svg:height="0.46cm" svg:x="14.12cm" svg:y="7.142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7" draw:layer="layout" svg:width="0.027cm" svg:height="0.699cm" svg:x="14.546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217cm" svg:height="0.324cm" svg:x="14.688cm" svg:y="6.873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draw:g>
            <svg:title>TexMaths</svg:title>
            <svg:desc>20§display§\text{Surface Tension}§svg§600§FALSE§</svg:desc>
            <draw:path draw:style-name="gr2" draw:text-style-name="P6" draw:layer="layout" svg:width="4.755cm" svg:height="0.435cm" svg:x="1.605cm" svg:y="9.042cm" svg:viewBox="0 0 4756 436" svg:d="M0 0c1585 0 3171 0 4756 0 0 145 0 291 0 436-1585 0-3171 0-4756 0 0-145 0-291 0-436z">
              <text:p/>
            </draw:path>
            <draw:path draw:style-name="gr3" draw:text-style-name="P7" draw:layer="layout" svg:width="0.309cm" svg:height="0.507cm" svg:x="1.609cm" svg:y="9.006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  <text:p/>
            </draw:path>
            <draw:path draw:style-name="gr3" draw:text-style-name="P7" draw:layer="layout" svg:width="0.353cm" svg:height="0.316cm" svg:x="1.981cm" svg:y="9.189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  <text:p/>
            </draw:path>
            <draw:path draw:style-name="gr3" draw:text-style-name="P7" draw:layer="layout" svg:width="0.235cm" svg:height="0.308cm" svg:x="2.369cm" svg:y="9.189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  <text:p/>
            </draw:path>
            <draw:path draw:style-name="gr3" draw:text-style-name="P7" draw:layer="layout" svg:width="0.225cm" svg:height="0.491cm" svg:x="2.649cm" svg:y="9.006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  <text:p/>
            </draw:path>
            <draw:path draw:style-name="gr3" draw:text-style-name="P7" draw:layer="layout" svg:width="0.317cm" svg:height="0.32cm" svg:x="2.868cm" svg:y="9.185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  <text:p/>
            </draw:path>
            <draw:path draw:style-name="gr3" draw:text-style-name="P7" draw:layer="layout" svg:width="0.267cm" svg:height="0.32cm" svg:x="3.213cm" svg:y="9.185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  <text:p/>
            </draw:path>
            <draw:path draw:style-name="gr3" draw:text-style-name="P7" draw:layer="layout" svg:width="0.271cm" svg:height="0.32cm" svg:x="3.521cm" svg:y="9.185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  <text:p/>
            </draw:path>
            <draw:path draw:style-name="gr3" draw:text-style-name="P7" draw:layer="layout" svg:width="0.455cm" svg:height="0.471cm" svg:x="4.073cm" svg:y="9.026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  <text:p/>
            </draw:path>
            <draw:path draw:style-name="gr3" draw:text-style-name="P7" draw:layer="layout" svg:width="0.271cm" svg:height="0.32cm" svg:x="4.517cm" svg:y="9.185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  <text:p/>
            </draw:path>
            <draw:path draw:style-name="gr3" draw:text-style-name="P7" draw:layer="layout" svg:width="0.353cm" svg:height="0.308cm" svg:x="4.831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  <draw:path draw:style-name="gr3" draw:text-style-name="P7" draw:layer="layout" svg:width="0.229cm" svg:height="0.32cm" svg:x="5.222cm" svg:y="9.185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  <text:p/>
            </draw:path>
            <draw:path draw:style-name="gr3" draw:text-style-name="P7" draw:layer="layout" svg:width="0.151cm" svg:height="0.465cm" svg:x="5.498cm" svg:y="9.032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  <text:p/>
            </draw:path>
            <draw:path draw:style-name="gr3" draw:text-style-name="P7" draw:layer="layout" svg:width="0.311cm" svg:height="0.32cm" svg:x="5.69cm" svg:y="9.185cm" svg:viewBox="0 0 312 321" svg:d="M312 163c0-89-70-163-156-163-88 0-156 76-156 163 0 90 74 158 156 158 84 0 156-68 156-158zM156 303c-30 0-60-14-80-46-18-32-18-74-18-100s0-63 18-95 52-46 80-46c30 0 61 16 80 46s18 69 18 95 0 64-16 94c-16 32-46 52-82 52z">
              <text:p/>
            </draw:path>
            <draw:path draw:style-name="gr3" draw:text-style-name="P7" draw:layer="layout" svg:width="0.353cm" svg:height="0.308cm" svg:x="6.044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</draw:g>
          <draw:g>
            <svg:title>TexMaths</svg:title>
            <svg:desc>20§display§\sigma = \int_{- \infty}^{\infty}  \frac{\kappa}{2} | \nabla \rho|^2§svg§600§FALSE§</svg:desc>
            <draw:path draw:style-name="gr2" draw:text-style-name="P6" draw:layer="layout" svg:width="4.989cm" svg:height="1.569cm" svg:x="7.038cm" svg:y="8.552cm" svg:viewBox="0 0 4990 1570" svg:d="M0 0c1663 0 3327 0 4990 0 0 523 0 1047 0 1570-1663 0-3327 0-4990 0 0-523 0-1047 0-1570z">
              <text:p/>
            </draw:path>
            <draw:path draw:style-name="gr3" draw:text-style-name="P7" draw:layer="layout" svg:width="0.371cm" svg:height="0.309cm" svg:x="7.028cm" svg:y="9.211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  <text:p/>
            </draw:path>
            <draw:path draw:style-name="gr3" draw:text-style-name="P7" draw:layer="layout" svg:width="0.465cm" svg:height="0.163cm" svg:x="7.664cm" svg:y="9.25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7" draw:layer="layout" svg:width="0.623cm" svg:height="1.557cm" svg:x="8.403cm" svg:y="8.56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  <text:p/>
            </draw:path>
            <draw:path draw:style-name="gr3" draw:text-style-name="P7" draw:layer="layout" svg:width="0.483cm" svg:height="0.221cm" svg:x="9.105cm" svg:y="8.5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  <text:p/>
            </draw:path>
            <draw:path draw:style-name="gr3" draw:text-style-name="P7" draw:layer="layout" svg:width="0.333cm" svg:height="0.023cm" svg:x="8.807cm" svg:y="10.018cm" svg:viewBox="0 0 334 24" svg:d="M314 24c8 0 20 0 20-12s-12-12-20-12c-98 0-196 0-294 0-8 0-20 0-20 12s12 12 20 12c98 0 196 0 294 0z">
              <text:p/>
            </draw:path>
            <draw:path draw:style-name="gr3" draw:text-style-name="P7" draw:layer="layout" svg:width="0.483cm" svg:height="0.221cm" svg:x="9.231cm" svg:y="9.936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  <text:p/>
            </draw:path>
            <draw:path draw:style-name="gr3" draw:text-style-name="P7" draw:layer="layout" svg:width="0.345cm" svg:height="0.317cm" svg:x="10.028cm" svg:y="8.7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  <text:p/>
            </draw:path>
            <draw:path draw:style-name="gr3" draw:text-style-name="P7" draw:layer="layout" svg:width="0.403cm" svg:height="0.027cm" svg:x="9.99cm" svg:y="9.325cm" svg:viewBox="0 0 404 28" svg:d="M0 0c135 0 269 0 404 0 0 9 0 19 0 28-135 0-269 0-404 0 0-9 0-19 0-28z">
              <text:p/>
            </draw:path>
            <draw:path draw:style-name="gr3" draw:text-style-name="P7" draw:layer="layout" svg:width="0.279cm" svg:height="0.464cm" svg:x="10.052cm" svg:y="9.529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  <text:p/>
            </draw:path>
            <draw:path draw:style-name="gr3" draw:text-style-name="P7" draw:layer="layout" svg:width="0.027cm" svg:height="0.7cm" svg:x="10.562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519cm" svg:height="0.5cm" svg:x="10.706cm" svg:y="9.035cm" svg:viewBox="0 0 520 501" svg:d="M516 14c2-2 4-6 4-8 0-6-2-6-18-6-161 0-323 0-484 0-16 0-18 0-18 6 0 2 2 6 4 8 79 158 159 316 238 473 4 10 6 14 18 14s14-4 18-14c79-157 158-315 238-473zM88 50c129 0 257 0 386 0-64 128-128 257-192 385-65-128-129-257-194-385z">
              <text:p/>
            </draw:path>
            <draw:path draw:style-name="gr3" draw:text-style-name="P7" draw:layer="layout" svg:width="0.331cm" svg:height="0.46cm" svg:x="11.279cm" svg:y="9.203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  <text:p/>
            </draw:path>
            <draw:path draw:style-name="gr3" draw:text-style-name="P7" draw:layer="layout" svg:width="0.027cm" svg:height="0.7cm" svg:x="11.705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217cm" svg:height="0.327cm" svg:x="11.847cm" svg:y="8.898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  <text:p/>
            </draw:path>
          </draw:g>
        </draw:g>
        <draw:g>
          <svg:title>TexMaths</svg:title>
          <svg:desc>20§display§F_\alpha = \kappa \rho \mathbf{\nabla_{\alpha} \rho}§svg§600§FALSE§</svg:desc>
          <draw:path draw:style-name="gr2" draw:text-style-name="P6" draw:layer="layout" svg:width="3.821cm" svg:height="0.555cm" svg:x="11.682cm" svg:y="11.383cm" svg:viewBox="0 0 3822 556" svg:d="M0 0c1274 0 2548 0 3822 0 0 185 0 371 0 556-1274 0-2548 0-3822 0 0-185 0-371 0-556z">
            <text:p/>
          </draw:path>
          <draw:path draw:style-name="gr3" draw:text-style-name="P7" draw:layer="layout" svg:width="0.499cm" svg:height="0.473cm" svg:x="11.672cm" svg:y="11.349cm" svg:viewBox="0 0 500 474" svg:d="M186 247c23 0 47 0 70 0 52 0 58 12 58 32 0 6 0 14-6 34 0 4-1 5-2 8 0 6 4 8 8 8 8 0 8-2 12-14 12-51 25-101 38-152 2-7 2-9 2-11-3-2-1-6-8-6s-8 2-10 13c-16 54-32 68-92 68-21 0-43 0-64 0 15-59 31-118 46-177 6-26 6-28 38-28 31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8 0 16 0 16-11 0-6-3-6-4-8-2-2-4-2-20-2s-20 0-36 0c-22-2-24-6-24-14 0-2 0-6 4-16 14-59 28-117 42-176z">
            <text:p/>
          </draw:path>
          <draw:path draw:style-name="gr3" draw:text-style-name="P7" draw:layer="layout" svg:width="0.301cm" svg:height="0.218cm" svg:x="12.128cm" svg:y="11.714cm" svg:viewBox="0 0 302 219" svg:d="M238 146c46-46 64-112 64-116 0-8-6-8-8-8-6 0-6 2-10 14-10 32-26 62-46 88 0-8-2-40-2-44-8-50-44-80-94-80-72 0-142 66-142 136 0 43 34 83 90 83 46 0 86-20 114-42 12 36 36 42 52 42 28 0 46-24 46-34 0-6-6-6-8-6-8 0-8 2-10 6-6 18-22 20-28 20s-14 0-18-59zM200 163c-48 38-90 42-108 42-32 0-50-20-50-53 0-14 6-68 32-102 22-28 50-36 68-36 38 0 50 36 54 68 4 20 2 56 4 81z">
            <text:p/>
          </draw:path>
          <draw:path draw:style-name="gr3" draw:text-style-name="P7" draw:layer="layout" svg:width="0.467cm" svg:height="0.162cm" svg:x="12.731cm" svg:y="11.568cm" svg:viewBox="0 0 468 163" svg:d="M444 28c10 0 24 0 24-14s-14-14-24-14c-140 0-280 0-420 0-10 0-24 0-24 14s14 14 24 14c140 0 280 0 420 0zM444 163c10 0 24 0 24-13 0-14-14-14-24-14-140 0-280 0-420 0-10 0-24 0-24 14 0 13 14 13 24 13 140 0 280 0 420 0z">
            <text:p/>
          </draw:path>
          <draw:path draw:style-name="gr3" draw:text-style-name="P7" draw:layer="layout" svg:width="0.343cm" svg:height="0.316cm" svg:x="13.473cm" svg:y="11.514cm" svg:viewBox="0 0 344 317" svg:d="M2 283c-2 10-2 10-2 16 0 12 10 18 20 18 22 0 26-16 32-38 6-26 2-12 32-129 60 2 120 13 120 59 0 4 0 8-2 14-2 12-2 20-2 24 0 42 28 70 64 70 22 0 40-12 54-36 18-30 26-70 26-72 0-6-6-6-8-6-6 0-8 2-10 12-12 48-28 86-60 86-16 0-24-8-24-32 0-12 4-28 6-40 2-6 4-16 4-24 0-63-96-69-136-71 22-12 46-30 64-46 32-28 54-46 82-56-2 2-4 10-4 14 0 8 4 24 26 24s38-20 38-36c0-8-2-26-28-26-42 0-84 36-116 62-46 40-64 50-88 60 2-8 10-44 14-56 4-18 12-50 12-54 0-12-8-20-20-20-2 0-22 0-28 26-22 86-44 171-66 257z">
            <text:p/>
          </draw:path>
          <draw:path draw:style-name="gr3" draw:text-style-name="P7" draw:layer="layout" svg:width="0.329cm" svg:height="0.46cm" svg:x="13.861cm" svg:y="11.514cm" svg:viewBox="0 0 330 461" svg:d="M2 431c-2 8-2 10-2 12 0 10 6 18 18 18 16 0 24-12 26-14 2-8 26-100 44-176 14 28 36 46 70 46 82 0 172-98 172-201 0-76-46-116-96-116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517cm" svg:height="0.499cm" svg:x="14.235cm" svg:y="11.347cm" svg:viewBox="0 0 518 500" svg:d="M516 16c0-2 2-8 2-10 0-6 0-6-16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3" draw:text-style-name="P7" draw:layer="layout" svg:width="0.301cm" svg:height="0.218cm" svg:x="14.818cm" svg:y="11.714cm" svg:viewBox="0 0 302 219" svg:d="M238 146c46-46 64-112 64-116 0-8-6-8-10-8-6 0-6 2-10 14-8 32-24 62-46 88 0-8 0-40-2-44-6-50-44-80-94-80-72 0-140 66-140 136 0 43 32 83 90 83 44 0 86-20 112-42 12 36 38 42 52 42 28 0 46-24 46-34 0-6-6-6-8-6-6 0-8 2-8 6-8 18-22 20-28 20-8 0-16 0-18-59zM200 163c-48 38-90 42-110 42-32 0-50-20-50-53 0-14 8-68 32-102 24-28 52-36 68-36 40 0 52 36 56 68 2 20 2 56 4 81z">
            <text:p/>
          </draw:path>
          <draw:path draw:style-name="gr3" draw:text-style-name="P7" draw:layer="layout" svg:width="0.331cm" svg:height="0.46cm" svg:x="15.208cm" svg:y="11.514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6" draw:layer="layout" svg:width="9.514cm" svg:height="0.437cm" svg:x="1.563cm" svg:y="11.339cm" svg:viewBox="0 0 9515 438" svg:d="M0 0c3172 0 6343 0 9515 0 0 146 0 292 0 438-3172 0-6343 0-9515 0 0-146 0-292 0-438z">
            <text:p/>
          </draw:path>
          <draw:path draw:style-name="gr3" draw:text-style-name="P7" draw:layer="layout" svg:width="0.403cm" svg:height="0.475cm" svg:x="1.551cm" svg:y="11.321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7" draw:layer="layout" svg:width="0.311cm" svg:height="0.321cm" svg:x="1.947cm" svg:y="11.483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7" draw:layer="layout" svg:width="0.235cm" svg:height="0.309cm" svg:x="2.299cm" svg:y="11.487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7" draw:layer="layout" svg:width="0.267cm" svg:height="0.321cm" svg:x="2.577cm" svg:y="11.483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7" draw:layer="layout" svg:width="0.271cm" svg:height="0.321cm" svg:x="2.885cm" svg:y="11.483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7" draw:layer="layout" svg:width="0.227cm" svg:height="0.493cm" svg:x="3.434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7" draw:layer="layout" svg:width="0.235cm" svg:height="0.309cm" svg:x="3.646cm" svg:y="11.487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7" draw:layer="layout" svg:width="0.309cm" svg:height="0.321cm" svg:x="3.922cm" svg:y="11.483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7" draw:layer="layout" svg:width="0.547cm" svg:height="0.309cm" svg:x="4.276cm" svg:y="11.487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7" draw:layer="layout" svg:width="0.219cm" svg:height="0.437cm" svg:x="5.086cm" svg:y="11.367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7" draw:layer="layout" svg:width="0.353cm" svg:height="0.485cm" svg:x="5.368cm" svg:y="11.311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7" draw:layer="layout" svg:width="0.271cm" svg:height="0.321cm" svg:x="5.756cm" svg:y="11.483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7" draw:layer="layout" svg:width="0.311cm" svg:height="0.509cm" svg:x="6.321cm" svg:y="11.303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7" draw:layer="layout" svg:width="0.353cm" svg:height="0.317cm" svg:x="6.695cm" svg:y="11.487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7" draw:layer="layout" svg:width="0.235cm" svg:height="0.309cm" svg:x="7.083cm" svg:y="11.487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7" draw:layer="layout" svg:width="0.227cm" svg:height="0.493cm" svg:x="7.361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7" draw:layer="layout" svg:width="0.315cm" svg:height="0.321cm" svg:x="7.583cm" svg:y="11.483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7" draw:layer="layout" svg:width="0.267cm" svg:height="0.321cm" svg:x="7.929cm" svg:y="11.483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7" draw:layer="layout" svg:width="0.271cm" svg:height="0.321cm" svg:x="8.237cm" svg:y="11.483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7" draw:layer="layout" svg:width="0.455cm" svg:height="0.473cm" svg:x="8.789cm" svg:y="11.323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7" draw:layer="layout" svg:width="0.271cm" svg:height="0.321cm" svg:x="9.233cm" svg:y="11.483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7" draw:layer="layout" svg:width="0.353cm" svg:height="0.309cm" svg:x="9.546cm" svg:y="11.487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7" draw:layer="layout" svg:width="0.229cm" svg:height="0.321cm" svg:x="9.938cm" svg:y="11.483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7" draw:layer="layout" svg:width="0.151cm" svg:height="0.467cm" svg:x="10.214cm" svg:y="11.329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7" draw:layer="layout" svg:width="0.311cm" svg:height="0.321cm" svg:x="10.406cm" svg:y="11.483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7" draw:layer="layout" svg:width="0.353cm" svg:height="0.309cm" svg:x="10.76cm" svg:y="11.487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9" draw:layer="layout" svg:width="19.679cm" svg:height="1.905cm" svg:x="1.904cm" svg:y="12.698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1" draw:layer="layout" svg:width="25.191cm" svg:height="1.27cm" svg:x="0.634cm" svg:y="0.634cm" presentation:class="title" presentation:user-transformed="true">
          <draw:text-box>
            <text:p text:style-name="P10"><text:span text:style-name="T3">G</text:span><text:span text:style-name="T3">o</text:span><text:span text:style-name="T3">v</text:span><text:span text:style-name="T3">e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E</text:span><text:span text:style-name="T3">q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g>
          <svg:title>TexMaths</svg:title>
          <svg:desc>20§display§\partial_t( \rho u) + \partial_{\beta}( \rho u_{\alpha} u_{\beta} ) = -\partial_{\alpha} p + \partial_{\beta} \sigma_{\alpha \beta} + F_\alpha§svg§600§TRUE§</svg:desc>
          <draw:path draw:style-name="gr3" draw:text-style-name="P7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7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7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7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7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7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7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7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7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7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7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7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3" draw:text-style-name="P7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7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7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7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7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7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7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7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7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7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7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7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7" draw:text-style-name="P13" draw:layer="layout" svg:width="5.017cm" svg:height="0.958cm" svg:x="1.847cm" svg:y="2.539cm">
          <draw:text-box>
            <text:p text:style-name="P12"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i</text:span><text:span text:style-name="T4">t</text:span><text:span text:style-name="T4">y</text:span><text:span text:style-name="T4">:</text:span></text:p>
          </draw:text-box>
        </draw:frame>
        <draw:frame draw:style-name="gr7" draw:text-style-name="P13" draw:layer="layout" svg:width="5.017cm" svg:height="0.958cm" svg:x="1.908cm" svg:y="3.766cm">
          <draw:text-box>
            <text:p text:style-name="P12"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:</text:span></text:p>
          </draw:text-box>
        </draw:frame>
        <draw:frame draw:style-name="gr8" draw:text-style-name="P13" draw:layer="layout" svg:width="4.444cm" svg:height="1.529cm" svg:x="1.904cm" svg:y="5.714cm">
          <draw:text-box>
            <text:p text:style-name="P12">Force Addition:</text:p>
          </draw:text-box>
        </draw:frame>
        <draw:frame draw:style-name="gr9" draw:text-style-name="P13" draw:layer="layout" svg:width="5.713cm" svg:height="3.446cm" svg:x="2.184cm" svg:y="12.954cm">
          <draw:text-box>
            <text:p text:style-name="P12">Final Momentum Equation:</text:p>
          </draw:text-box>
        </draw:frame>
        <draw:path draw:style-name="gr2" draw:text-style-name="P6" draw:layer="layout" svg:width="9.086cm" svg:height="0.631cm" svg:x="5.877cm" svg:y="6.235cm" svg:viewBox="0 0 9087 632" svg:d="M4543 632c-1515 0-3028 0-4543 0 0-211 0-421 0-632 3029 0 6058 0 9087 0 0 211 0 421 0 632-1514 0-3030 0-4544 0z">
          <text:p/>
        </draw:path>
        <draw:path draw:style-name="gr3" draw:text-style-name="P7" draw:layer="layout" svg:width="0.369cm" svg:height="0.517cm" svg:x="5.869cm" svg:y="6.19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<text:p/>
        </draw:path>
        <draw:path draw:style-name="gr3" draw:text-style-name="P7" draw:layer="layout" svg:width="0.301cm" svg:height="0.221cm" svg:x="6.245cm" svg:y="6.591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<text:p/>
        </draw:path>
        <draw:path draw:style-name="gr3" draw:text-style-name="P7" draw:layer="layout" svg:width="0.365cm" svg:height="0.447cm" svg:x="6.593cm" svg:y="6.391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<text:p/>
        </draw:path>
        <draw:path draw:style-name="gr3" draw:text-style-name="P7" draw:layer="layout" svg:width="0.429cm" svg:height="0.027cm" svg:x="7.183cm" svg:y="6.513cm" svg:viewBox="0 0 430 28" svg:d="M406 28c10 0 24 0 24-14s-14-14-24-14c-127 0-255 0-382 0-12 0-24 0-24 14s12 14 24 14c127 0 255 0 382 0z">
          <text:p/>
        </draw:path>
        <draw:path draw:style-name="gr3" draw:text-style-name="P7" draw:layer="layout" svg:width="0.497cm" svg:height="0.475cm" svg:x="7.854cm" svg:y="6.225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<text:p/>
        </draw:path>
        <draw:path draw:style-name="gr3" draw:text-style-name="P7" draw:layer="layout" svg:width="0.301cm" svg:height="0.221cm" svg:x="8.31cm" svg:y="6.591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<text:p/>
        </draw:path>
        <draw:path draw:style-name="gr3" draw:text-style-name="P7" draw:layer="layout" svg:width="0.467cm" svg:height="0.163cm" svg:x="8.914cm" svg:y="6.445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3" draw:text-style-name="P7" draw:layer="layout" svg:width="0.369cm" svg:height="0.517cm" svg:x="9.644cm" svg:y="6.199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<text:p/>
        </draw:path>
        <draw:path draw:style-name="gr3" draw:text-style-name="P7" draw:layer="layout" svg:width="0.301cm" svg:height="0.221cm" svg:x="10.02cm" svg:y="6.591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<text:p/>
        </draw:path>
        <draw:path draw:style-name="gr3" draw:text-style-name="P7" draw:layer="layout" svg:width="0.365cm" svg:height="0.447cm" svg:x="10.368cm" svg:y="6.391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<text:p/>
        </draw:path>
        <draw:path draw:style-name="gr3" draw:text-style-name="P7" draw:layer="layout" svg:width="0.429cm" svg:height="0.027cm" svg:x="10.957cm" svg:y="6.513cm" svg:viewBox="0 0 430 28" svg:d="M404 28c12 0 26 0 26-14s-14-14-26-14c-127 0-253 0-380 0-12 0-24 0-24 14s12 14 24 14c127 0 253 0 380 0z">
          <text:p/>
        </draw:path>
        <draw:path draw:style-name="gr3" draw:text-style-name="P7" draw:layer="layout" svg:width="0.343cm" svg:height="0.317cm" svg:x="11.641cm" svg:y="6.391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<text:p/>
        </draw:path>
        <draw:path draw:style-name="gr3" draw:text-style-name="P7" draw:layer="layout" svg:width="0.331cm" svg:height="0.461cm" svg:x="12.027cm" svg:y="6.391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<text:p/>
        </draw:path>
        <draw:path draw:style-name="gr3" draw:text-style-name="P7" draw:layer="layout" svg:width="0.369cm" svg:height="0.517cm" svg:x="12.397cm" svg:y="6.199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<text:p/>
        </draw:path>
        <draw:path draw:style-name="gr3" draw:text-style-name="P7" draw:layer="layout" svg:width="0.301cm" svg:height="0.221cm" svg:x="12.773cm" svg:y="6.591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<text:p/>
        </draw:path>
        <draw:path draw:style-name="gr3" draw:text-style-name="P7" draw:layer="layout" svg:width="0.369cm" svg:height="0.517cm" svg:x="13.171cm" svg:y="6.199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<text:p/>
        </draw:path>
        <draw:path draw:style-name="gr3" draw:text-style-name="P7" draw:layer="layout" svg:width="0.285cm" svg:height="0.441cm" svg:x="13.54cm" svg:y="6.461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<text:p/>
        </draw:path>
        <draw:path draw:style-name="gr3" draw:text-style-name="P7" draw:layer="layout" svg:width="0.369cm" svg:height="0.517cm" svg:x="13.922cm" svg:y="6.19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<text:p/>
        </draw:path>
        <draw:path draw:style-name="gr3" draw:text-style-name="P7" draw:layer="layout" svg:width="0.287cm" svg:height="0.441cm" svg:x="14.292cm" svg:y="6.461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<text:p/>
        </draw:path>
        <draw:path draw:style-name="gr3" draw:text-style-name="P7" draw:layer="layout" svg:width="0.331cm" svg:height="0.461cm" svg:x="14.668cm" svg:y="6.391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<text:p/>
        </draw:path>
        <draw:path draw:style-name="gr2" draw:text-style-name="P6" draw:layer="layout" svg:width="11.411cm" svg:height="0.651cm" svg:x="8.873cm" svg:y="7.369cm" svg:viewBox="0 0 11412 652" svg:d="M5705 652c-1901 0-3804 0-5705 0 0-217 0-435 0-652 3804 0 7609 0 11412 0 0 217 0 435 0 652-1902 0-3804 0-5707 0z">
          <text:p/>
        </draw:path>
        <draw:path draw:style-name="gr3" draw:text-style-name="P7" draw:layer="layout" svg:width="0.467cm" svg:height="0.163cm" svg:x="8.877cm" svg:y="7.6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3" draw:text-style-name="P7" draw:layer="layout" svg:width="0.369cm" svg:height="0.514cm" svg:x="9.607cm" svg:y="7.357cm" svg:viewBox="0 0 370 515" svg:d="M298 263c-8-44-36-81-90-81-44 0-90 10-144 65-58 58-64 122-64 144 0 44 32 124 130 124 166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<text:p/>
        </draw:path>
        <draw:path draw:style-name="gr3" draw:text-style-name="P7" draw:layer="layout" svg:width="0.301cm" svg:height="0.22cm" svg:x="9.983cm" svg:y="7.746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<text:p/>
        </draw:path>
        <draw:path draw:style-name="gr3" draw:text-style-name="P7" draw:layer="layout" svg:width="0.365cm" svg:height="0.444cm" svg:x="10.331cm" svg:y="7.548cm" svg:viewBox="0 0 366 445" svg:d="M54 393c-6 24-8 30-38 30-8 0-16 0-16 12 0 6 2 10 8 10 20 0 40-2 60-2 22 0 46 2 70 2 2 0 12 0 12-14 0-8-8-8-18-8-34 0-34-6-34-12 0-8 30-122 34-140 10 20 30 46 64 46 82 0 170-104 170-205 0-66-40-112-94-112-34 0-68 26-92 52-6-38-36-52-62-52-32 0-46 28-52 40-14 24-22 66-22 68 0 6 6 6 8 6 8 0 8 0 12-16 12-48 26-82 52-82 12 0 22 6 22 32 0 16-2 24-6 36-26 103-52 206-78 309zM178 92c4-20 24-40 36-50 24-22 44-26 56-26 28 0 46 25 46 66s-24 121-36 147c-24 48-58 72-84 72-46 0-56-58-56-62 0-2 0-4 2-12 12-45 24-90 36-135z">
          <text:p/>
        </draw:path>
        <draw:path draw:style-name="gr3" draw:text-style-name="P7" draw:layer="layout" svg:width="0.429cm" svg:height="0.027cm" svg:x="10.92cm" svg:y="7.668cm" svg:viewBox="0 0 430 28" svg:d="M404 28c12 0 26 0 26-14s-14-14-26-14c-127 0-253 0-380 0-12 0-24 0-24 14s12 14 24 14c127 0 253 0 380 0z">
          <text:p/>
        </draw:path>
        <draw:path draw:style-name="gr3" draw:text-style-name="P7" draw:layer="layout" svg:width="0.343cm" svg:height="0.316cm" svg:x="11.604cm" svg:y="7.548cm" svg:viewBox="0 0 344 317" svg:d="M2 281c-2 10-2 12-2 16 0 12 8 20 20 20 20 0 24-18 30-40 8-26 4-12 34-129 58 2 120 14 120 59 0 4 0 8-2 16-2 10-4 18-4 24 0 42 28 70 66 70 22 0 40-14 54-38 18-28 17-46 26-70 0-8-6-8-8-8-8 0-8 4-10 12-14 50-30 88-62 88-14 0-22-10-22-34 0-10 4-28 6-40 2-6 4-14 4-22 0-65-98-69-136-71 22-12 44-32 64-48 32-28 52-44 80-56 0 4-2 12-2 16 0 8 4 24 26 24s38-20 38-38c0-6-4-24-28-24-44 0-84 34-116 60-48 42-64 52-90 60 2-8 10-42 14-54 4-18 14-52 14-56 0-10-10-18-22-18-2 0-22 0-28 26-21 85-43 170-64 255z">
          <text:p/>
        </draw:path>
        <draw:path draw:style-name="gr3" draw:text-style-name="P7" draw:layer="layout" svg:width="0.369cm" svg:height="0.514cm" svg:x="11.997cm" svg:y="7.357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<text:p/>
        </draw:path>
        <draw:path draw:style-name="gr3" draw:text-style-name="P7" draw:layer="layout" svg:width="0.301cm" svg:height="0.22cm" svg:x="12.373cm" svg:y="7.746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2-30 52-38 68-38 40 0 50 38 54 68 4 22 2 56 6 82z">
          <text:p/>
        </draw:path>
        <draw:path draw:style-name="gr3" draw:text-style-name="P7" draw:layer="layout" svg:width="0.163cm" svg:height="0.697cm" svg:x="12.811cm" svg:y="7.333cm" svg:viewBox="0 0 164 698" svg:d="M164 692c0-2 0-4-12-16-88-88-110-219-110-327 0-122 26-243 112-329 10-10 10-10 10-12 0-6-4-8-8-8-6 0-70 48-112 136-34 77-44 155-44 213 0 56 8 140 46 218 44 87 104 131 110 131 4 0 8-2 8-6z">
          <text:p/>
        </draw:path>
        <draw:path draw:style-name="gr3" draw:text-style-name="P7" draw:layer="layout" svg:width="0.331cm" svg:height="0.458cm" svg:x="13.037cm" svg:y="7.548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<text:p/>
        </draw:path>
        <draw:path draw:style-name="gr3" draw:text-style-name="P7" draw:layer="layout" svg:width="0.369cm" svg:height="0.514cm" svg:x="13.407cm" svg:y="7.35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<text:p/>
        </draw:path>
        <draw:path draw:style-name="gr3" draw:text-style-name="P7" draw:layer="layout" svg:width="0.287cm" svg:height="0.44cm" svg:x="13.774cm" svg:y="7.616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<text:p/>
        </draw:path>
        <draw:path draw:style-name="gr3" draw:text-style-name="P7" draw:layer="layout" svg:width="0.369cm" svg:height="0.514cm" svg:x="14.158cm" svg:y="7.35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<text:p/>
        </draw:path>
        <draw:path draw:style-name="gr3" draw:text-style-name="P7" draw:layer="layout" svg:width="0.285cm" svg:height="0.44cm" svg:x="14.528cm" svg:y="7.616cm" svg:viewBox="0 0 286 441" svg:d="M286 70c0-44-36-70-80-70-68 0-118 78-130 126-25 103-50 206-76 309-2 4 4 6 6 6 4 0 8 0 10-4 11-43 22-87 32-130 10 22 34 42 74 42 70 0 146-48 146-124 0-28-12-57-38-73 24-16 56-44 56-82zM190 152c-8 0-12 2-26 2-8 0-20 0-24-2 6-2 20-2 24-2 8 0 18 0 26 2zM254 60c0 26-12 64-44 82-8-4-18-6-46-6-16 0-42 0-42 18 0 12 16 14 40 14 18 0 32-2 48-6 14 10 22 30 22 51 0 70-48 124-108 124-38 0-66-24-66-62 0-6 2-10 2-14 11-44 22-87 32-131 12-46 56-116 112-116 30 0 50 16 50 46z">
          <text:p/>
        </draw:path>
        <draw:path draw:style-name="gr3" draw:text-style-name="P7" draw:layer="layout" svg:width="0.329cm" svg:height="0.458cm" svg:x="14.904cm" svg:y="7.548cm" svg:viewBox="0 0 330 459" svg:d="M2 429c-2 10-2 10-2 12 0 10 6 18 18 18 16 0 24-12 26-14 4-6 26-100 44-176 14 28 38 48 70 48 82 0 172-100 172-203 0-74-46-114-96-114-68 0-142 70-164 156-23 91-45 182-68 273zM158 301c-50 0-62-56-62-62 0-4 4-18 6-26 20-77 28-103 42-131 30-52 66-66 88-66 26 0 48 20 48 68 0 38-20 115-40 151-22 44-56 66-82 66z">
          <text:p/>
        </draw:path>
        <draw:path draw:style-name="gr3" draw:text-style-name="P7" draw:layer="layout" svg:width="0.161cm" svg:height="0.697cm" svg:x="15.286cm" svg:y="7.333cm" svg:viewBox="0 0 162 698" svg:d="M162 349c0-54-8-138-46-217-42-86-102-132-110-132-4 0-6 4-6 8 0 2 0 2 12 16 70 68 110 179 110 325 0 120-26 243-114 331-8 8-8 10-8 12 0 4 2 6 6 6 8 0 70-48 112-135 36-76 44-154 44-214z">
          <text:p/>
        </draw:path>
        <draw:path draw:style-name="gr3" draw:text-style-name="P7" draw:layer="layout" svg:width="0.467cm" svg:height="0.464cm" svg:x="15.714cm" svg:y="7.451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<text:p/>
        </draw:path>
        <draw:path draw:style-name="gr3" draw:text-style-name="P7" draw:layer="layout" svg:width="0.345cm" svg:height="0.316cm" svg:x="16.416cm" svg:y="7.548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<text:p/>
        </draw:path>
        <draw:path draw:style-name="gr3" draw:text-style-name="P7" draw:layer="layout" svg:width="0.163cm" svg:height="0.697cm" svg:x="16.851cm" svg:y="7.333cm" svg:viewBox="0 0 164 698" svg:d="M164 692c0-2 0-4-12-16-88-88-110-219-110-327 0-122 26-243 112-329 10-10 10-10 10-12 0-6-4-8-8-8-6 0-70 48-112 136-36 77-44 155-44 213 0 56 8 140 46 218 42 87 104 131 110 131 4 0 8-2 8-6z">
          <text:p/>
        </draw:path>
        <draw:path draw:style-name="gr3" draw:text-style-name="P7" draw:layer="layout" svg:width="0.369cm" svg:height="0.514cm" svg:x="17.083cm" svg:y="7.357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6 63-20 119zM132 497c-78 0-78-72-78-80 0-18 18-116 46-158 28-40 64-64 106-64 78 0 78 80 78 94 0 50-44 208-152 208z">
          <text:p/>
        </draw:path>
        <draw:path draw:style-name="gr3" draw:text-style-name="P7" draw:layer="layout" svg:width="0.301cm" svg:height="0.22cm" svg:x="17.459cm" svg:y="7.746cm" svg:viewBox="0 0 302 221" svg:d="M238 148c46-48 64-112 64-118s-6-6-8-6c-8 0-8 2-10 12-10 32-26 62-46 88-2-6-2-40-4-44-6-48-44-80-92-80-74 0-142 68-142 136 0 46 32 85 90 85 44 0 86-22 114-41 10 35 36 41 50 41 30 0 46-24 46-33 0-6-6-6-8-6-6 0-8 2-8 4-6 17-22 21-28 21s-16 0-18-59zM200 164c-48 39-90 43-108 43-34 0-52-21-52-53 0-14 8-68 32-102 24-30 52-38 68-38 40 0 52 38 56 68 2 22 2 56 4 82z">
          <text:p/>
        </draw:path>
        <draw:path draw:style-name="gr3" draw:text-style-name="P7" draw:layer="layout" svg:width="0.331cm" svg:height="0.458cm" svg:x="17.848cm" svg:y="7.548cm" svg:viewBox="0 0 332 459" svg:d="M2 429c-2 10-2 10-2 12 0 10 8 18 20 18 16 0 24-12 24-14 4-6 28-100 46-176 14 28 36 48 70 48 82 0 172-100 172-203 0-74-46-114-98-114-68 0-142 70-162 156-23 91-47 182-70 273zM158 301c-48 0-60-56-60-62 0-4 4-18 6-26 20-77 26-103 42-131 30-52 66-66 88-66 26 0 48 20 48 68 0 38-20 115-40 151-22 44-56 66-84 66z">
          <text:p/>
        </draw:path>
        <draw:path draw:style-name="gr3" draw:text-style-name="P7" draw:layer="layout" svg:width="0.161cm" svg:height="0.697cm" svg:x="18.232cm" svg:y="7.333cm" svg:viewBox="0 0 162 698" svg:d="M162 349c0-54-8-138-46-217-42-86-102-132-110-132-4 0-6 4-6 8 0 2 0 2 12 16 70 68 110 179 110 325 0 120-26 243-114 331-8 8-8 10-8 12 0 4 2 6 6 6 8 0 70-48 112-135 36-76 44-154 44-214z">
          <text:p/>
        </draw:path>
        <draw:path draw:style-name="gr3" draw:text-style-name="P7" draw:layer="layout" svg:width="0.369cm" svg:height="0.514cm" svg:x="18.492cm" svg:y="7.357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<text:p/>
        </draw:path>
        <draw:path draw:style-name="gr3" draw:text-style-name="P7" draw:layer="layout" svg:width="0.285cm" svg:height="0.44cm" svg:x="18.862cm" svg:y="7.616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<text:p/>
        </draw:path>
        <draw:path draw:style-name="gr3" draw:text-style-name="P7" draw:layer="layout" svg:width="0.369cm" svg:height="0.514cm" svg:x="19.244cm" svg:y="7.35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<text:p/>
        </draw:path>
        <draw:path draw:style-name="gr3" draw:text-style-name="P7" draw:layer="layout" svg:width="0.287cm" svg:height="0.44cm" svg:x="19.614cm" svg:y="7.616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2-46 54-116 112-116 28 0 48 16 48 46z">
          <text:p/>
        </draw:path>
        <draw:path draw:style-name="gr3" draw:text-style-name="P7" draw:layer="layout" svg:width="0.331cm" svg:height="0.458cm" svg:x="19.989cm" svg:y="7.548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<text:p/>
        </draw:path>
        <draw:path draw:style-name="gr2" draw:text-style-name="P6" draw:layer="layout" svg:width="17.417cm" svg:height="0.767cm" svg:x="8.842cm" svg:y="8.53cm" svg:viewBox="0 0 17418 768" svg:d="M8710 768c-2903 0-5807 0-8710 0 0-256 0-512 0-768 5806 0 11612 0 17418 0 0 256 0 512 0 768-2903 0-5805 0-8708 0z">
          <text:p/>
        </draw:path>
        <draw:path draw:style-name="gr3" draw:text-style-name="P7" draw:layer="layout" svg:width="0.467cm" svg:height="0.163cm" svg:x="8.846cm" svg:y="8.833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3" draw:text-style-name="P7" draw:layer="layout" svg:width="0.369cm" svg:height="0.516cm" svg:x="9.576cm" svg:y="8.588cm" svg:viewBox="0 0 370 517" svg:d="M298 263c-8-41-36-81-90-81-44 0-90 12-144 65-58 58-64 124-64 146 0 42 32 124 130 124 168 0 240-236 240-335 0-112-66-182-152-182-102 0-134 92-134 112 0 10 6 24 26 24 24 0 38-22 38-38 0-24-20-24-32-24 30-52 80-56 100-56 52 0 102 36 102 126 0 28-4 64-20 119zM132 497c-78 0-78-72-78-78 0-20 18-118 48-160 28-39 62-61 106-61 76 0 78 77 78 91 0 50-46 208-154 208z">
          <text:p/>
        </draw:path>
        <draw:path draw:style-name="gr3" draw:text-style-name="P7" draw:layer="layout" svg:width="0.301cm" svg:height="0.219cm" svg:x="9.952cm" svg:y="8.979cm" svg:viewBox="0 0 302 220" svg:d="M238 146c46-46 64-112 64-116 0-8-6-8-8-8-8 0-8 2-10 14-10 32-26 62-46 88 0-8-2-40-2-44-8-50-46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<text:p/>
        </draw:path>
        <draw:path draw:style-name="gr3" draw:text-style-name="P7" draw:layer="layout" svg:width="0.365cm" svg:height="0.444cm" svg:x="10.3cm" svg:y="8.779cm" svg:viewBox="0 0 366 445" svg:d="M54 395c-6 24-8 30-38 30-8 0-16 0-16 12 0 6 4 8 8 8 20 0 40-2 60-2 22 0 46 2 70 2 2 0 12 0 12-14 0-6-8-6-16-6-36 0-36-6-36-12 0-8 30-122 34-140 10 20 30 44 66 44 80 0 168-101 168-205 0-66-40-112-92-112-36 0-70 26-94 54-6-38-36-54-62-54-32 0-46 28-52 40-12 24-22 66-22 68 0 8 6 8 8 8 8 0 8 0 12-16 12-50 26-84 52-84 12 0 22 6 22 32 0 16-2 24-6 36-26 104-52 207-78 311zM178 92c4-20 24-38 36-50 24-22 44-26 56-26 30 0 46 24 46 66s-24 122-36 147c-24 50-58 74-84 74-46 0-56-60-56-64 1-3 0-2 2-10 12-45 24-91 36-137z">
          <text:p/>
        </draw:path>
        <draw:path draw:style-name="gr3" draw:text-style-name="P7" draw:layer="layout" svg:width="0.429cm" svg:height="0.027cm" svg:x="10.889cm" svg:y="8.901cm" svg:viewBox="0 0 430 28" svg:d="M406 28c12 0 24 0 24-14s-12-14-24-14c-127 0-255 0-382 0-12 0-24 0-24 14s12 14 24 14c127 0 255 0 382 0z">
          <text:p/>
        </draw:path>
        <draw:path draw:style-name="gr3" draw:text-style-name="P7" draw:layer="layout" svg:width="0.343cm" svg:height="0.316cm" svg:x="11.573cm" svg:y="8.779cm" svg:viewBox="0 0 344 317" svg:d="M2 283c-2 10-2 10-2 16 0 12 10 18 20 18 20 0 26-16 30-38 8-26 4-12 34-129 58 2 120 14 120 60 0 4 0 8-2 14-2 11-2 19-2 25 0 40 28 68 64 68 22 0 40-12 54-36 18-30 26-69 26-71 0-6-6-6-8-6-6 0-8 2-10 12-14 47-30 87-60 87-16 0-24-10-24-34 0-12 4-28 6-40 2-6 4-15 4-23 0-66-98-70-136-72 22-12 46-30 64-48 32-26 52-44 80-56 0 4-2 12-2 16 0 8 4 24 26 24s38-20 38-38c0-6-2-24-28-24-42 0-84 36-116 62-48 40-64 50-90 60 2-8 12-44 14-56 4-18 14-50 14-54 0-12-10-20-20-20-4 0-22 0-30 26-21 86-43 172-64 257z">
          <text:p/>
        </draw:path>
        <draw:path draw:style-name="gr3" draw:text-style-name="P7" draw:layer="layout" svg:width="0.369cm" svg:height="0.516cm" svg:x="11.967cm" svg:y="8.58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<text:p/>
        </draw:path>
        <draw:path draw:style-name="gr3" draw:text-style-name="P7" draw:layer="layout" svg:width="0.301cm" svg:height="0.219cm" svg:x="12.343cm" svg:y="8.979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<text:p/>
        </draw:path>
        <draw:path draw:style-name="gr3" draw:text-style-name="P7" draw:layer="layout" svg:width="0.161cm" svg:height="0.699cm" svg:x="12.783cm" svg:y="8.564cm" svg:viewBox="0 0 162 700" svg:d="M162 694c0-2 0-4-12-16-88-87-110-221-110-327 0-122 26-243 112-331 10-8 10-10 10-12 0-6-2-8-6-8-8 0-72 48-112 138-36 76-44 153-44 213 0 54 6 138 46 218 42 86 102 131 110 131 4 0 6-2 6-6z">
          <text:p/>
        </draw:path>
        <draw:path draw:style-name="gr3" draw:text-style-name="P7" draw:layer="layout" svg:width="0.331cm" svg:height="0.46cm" svg:x="13.007cm" svg:y="8.77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<text:p/>
        </draw:path>
        <draw:path draw:style-name="gr3" draw:text-style-name="P7" draw:layer="layout" svg:width="0.369cm" svg:height="0.516cm" svg:x="13.376cm" svg:y="8.588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<text:p/>
        </draw:path>
        <draw:path draw:style-name="gr3" draw:text-style-name="P7" draw:layer="layout" svg:width="0.285cm" svg:height="0.44cm" svg:x="13.745cm" svg:y="8.849cm" svg:viewBox="0 0 286 441" svg:d="M286 68c0-44-36-68-80-68-68 0-118 76-130 126-25 103-50 206-76 309-2 2 4 6 6 6 4 0 8-2 10-4 11-44 22-88 32-132 10 24 34 44 74 44 70 0 148-50 148-124 0-29-14-57-40-73 24-16 56-44 56-84zM190 150c-8 2-12 4-26 4-8 0-20 0-22-2 4-4 18-4 22-4 8 0 18 0 26 2zM254 60c0 26-12 64-42 80-10-2-20-6-48-6-16 0-42 2-42 18 0 14 16 16 42 16 16 0 30-4 46-8 14 10 22 30 22 52 0 71-48 123-108 123-38 0-66-22-66-62 0-4 2-10 2-14 11-43 22-86 32-129 12-46 56-116 114-116 28 0 48 16 48 46z">
          <text:p/>
        </draw:path>
        <draw:path draw:style-name="gr3" draw:text-style-name="P7" draw:layer="layout" svg:width="0.369cm" svg:height="0.516cm" svg:x="14.127cm" svg:y="8.58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<text:p/>
        </draw:path>
        <draw:path draw:style-name="gr3" draw:text-style-name="P7" draw:layer="layout" svg:width="0.287cm" svg:height="0.44cm" svg:x="14.497cm" svg:y="8.849cm" svg:viewBox="0 0 288 441" svg:d="M288 68c0-44-38-68-82-68-68 0-116 76-130 126-25 103-50 206-76 309-2 2 4 6 6 6 6 0 10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2-46 54-116 112-116 28 0 48 16 48 46z">
          <text:p/>
        </draw:path>
        <draw:path draw:style-name="gr3" draw:text-style-name="P7" draw:layer="layout" svg:width="0.331cm" svg:height="0.46cm" svg:x="14.873cm" svg:y="8.77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<text:p/>
        </draw:path>
        <draw:path draw:style-name="gr3" draw:text-style-name="P7" draw:layer="layout" svg:width="0.163cm" svg:height="0.699cm" svg:x="15.255cm" svg:y="8.564cm" svg:viewBox="0 0 164 700" svg:d="M164 351c0-56-8-139-48-219-42-86-102-132-108-132-4 0-8 4-8 8 0 2 0 4 14 16 68 70 108 180 108 327 0 120-26 242-112 331-10 8-10 10-10 12 0 4 4 6 8 6 6 0 70-47 112-135 34-78 44-156 44-214z">
          <text:p/>
        </draw:path>
        <draw:path draw:style-name="gr3" draw:text-style-name="P7" draw:layer="layout" svg:width="0.465cm" svg:height="0.464cm" svg:x="15.685cm" svg:y="8.682cm" svg:viewBox="0 0 466 465" svg:d="M248 247c65 0 131 0 196 0 10 0 22 0 22-14 0-13-12-13-22-13-65 0-131 0-196 0 0-66 0-132 0-198 0-8 0-22-14-22s-14 14-14 22c0 66 0 132 0 198-66 0-132 0-198 0-10 0-22 0-22 13 0 14 12 14 22 14 66 0 132 0 198 0 0 66 0 131 0 196 0 10 0 22 14 22s14-12 14-22c0-65 0-130 0-196z">
          <text:p/>
        </draw:path>
        <draw:path draw:style-name="gr3" draw:text-style-name="P7" draw:layer="layout" svg:width="0.343cm" svg:height="0.316cm" svg:x="16.387cm" svg:y="8.779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2-24-28-24-44 0-84 36-116 62-48 40-64 50-90 60 2-8 12-44 14-56 4-18 14-50 14-54 0-12-10-20-22-20-2 0-20 0-28 26-21 86-43 172-64 257z">
          <text:p/>
        </draw:path>
        <draw:path draw:style-name="gr3" draw:text-style-name="P7" draw:layer="layout" svg:width="0.369cm" svg:height="0.516cm" svg:x="16.78cm" svg:y="8.588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<text:p/>
        </draw:path>
        <draw:path draw:style-name="gr3" draw:text-style-name="P7" draw:layer="layout" svg:width="0.287cm" svg:height="0.44cm" svg:x="17.148cm" svg:y="8.84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4 64-44 80-8-2-18-6-46-6-18 0-42 2-42 18 0 14 16 16 40 16 18 0 32-4 48-8 14 10 22 30 22 52 0 71-48 123-108 123-38 0-66-22-66-62 0-4 0-10 2-14 11-43 21-86 32-129 12-46 56-116 112-116 30 0 50 16 50 46z">
          <text:p/>
        </draw:path>
        <draw:path draw:style-name="gr3" draw:text-style-name="P7" draw:layer="layout" svg:width="0.183cm" svg:height="0.839cm" svg:x="17.61cm" svg:y="8.494cm" svg:viewBox="0 0 184 840" svg:d="M184 832c0-2-2-4-2-6-34-34-80-90-110-205-16-64-22-136-22-200 0-186 44-313 128-405 6-6 4-5 6-8 0-8-6-8-8-8-10 0-48 42-58 54-72 84-118 209-118 365 0 100 18 242 110 359 8 8 54 62 66 62 2 0 8 0 8-8z">
          <text:p/>
        </draw:path>
        <draw:path draw:style-name="gr3" draw:text-style-name="P7" draw:layer="layout" svg:width="0.161cm" svg:height="0.699cm" svg:x="17.896cm" svg:y="8.564cm" svg:viewBox="0 0 162 700" svg:d="M162 694c0-2 0-4-12-16-88-87-110-221-110-327 0-122 28-243 114-331 8-8 8-10 8-12 0-6-2-8-6-8-8 0-70 48-112 138-36 76-44 153-44 213 0 54 8 138 46 218 42 86 102 131 110 131 4 0 6-2 6-6z">
          <text:p/>
        </draw:path>
        <draw:path draw:style-name="gr3" draw:text-style-name="P7" draw:layer="layout" svg:width="0.369cm" svg:height="0.516cm" svg:x="18.128cm" svg:y="8.588cm" svg:viewBox="0 0 370 517" svg:d="M296 263c-6-41-36-81-90-81-42 0-88 12-144 65-58 58-62 124-62 146 0 42 30 124 128 124 168 0 242-236 242-335 0-112-66-182-152-182-102 0-134 92-134 112 0 10 4 24 26 24s38-22 38-38c0-24-22-24-34-24 32-52 82-56 102-56 52 0 100 36 100 126 0 28-4 64-18 119-1 0-1 0-2 0zM130 497c-76 0-76-72-76-78 0-20 18-118 46-160 28-39 62-61 106-61 76 0 78 77 78 91 0 50-44 208-154 208z">
          <text:p/>
        </draw:path>
        <draw:path draw:style-name="gr3" draw:text-style-name="P7" draw:layer="layout" svg:width="0.303cm" svg:height="0.219cm" svg:x="18.502cm" svg:y="8.979cm" svg:viewBox="0 0 304 220" svg:d="M240 146c44-46 64-112 64-116 0-8-6-8-10-8-6 0-6 2-10 14-8 32-24 62-46 88 0-8 0-40-2-44-8-50-44-80-94-80-72 0-142 66-142 136 0 44 34 84 92 84 44 0 86-20 112-40 12 36 38 40 52 40 28 0 46-24 46-34 0-6-6-6-8-6-6 0-8 2-8 6-8 18-22 22-28 22-8 0-16 0-18-62zM202 164c-48 38-90 44-110 44-32 0-50-22-50-56 0-14 6-68 32-102 22-28 50-36 68-36 40 0 50 36 54 68 4 20 2 56 6 82z">
          <text:p/>
        </draw:path>
        <draw:path draw:style-name="gr3" draw:text-style-name="P7" draw:layer="layout" svg:width="0.331cm" svg:height="0.46cm" svg:x="18.894cm" svg:y="8.779cm" svg:viewBox="0 0 332 461" svg:d="M2 431c-2 8-2 10-2 12 0 10 8 18 20 18 14 0 22-12 24-14 4-6 26-100 46-176 14 28 36 46 68 46 84 0 174-97 174-201 0-76-46-116-98-116-68 0-142 70-162 156-23 91-47 183-70 275zM158 303c-48 0-60-58-60-64 0-2 4-16 6-25 20-78 26-104 42-132 30-50 64-66 86-66 26 0 50 20 50 68 0 40-22 118-40 151-24 44-58 68-84 68z">
          <text:p/>
        </draw:path>
        <draw:path draw:style-name="gr3" draw:text-style-name="P7" draw:layer="layout" svg:width="0.163cm" svg:height="0.699cm" svg:x="19.276cm" svg:y="8.564cm" svg:viewBox="0 0 164 700" svg:d="M164 351c0-56-8-139-46-219-42-86-104-132-110-132-4 0-8 4-8 8 0 2 0 4 14 16 68 70 108 180 108 327 0 120-26 242-112 331-10 8-10 10-10 12 0 4 4 6 8 6 6 0 70-47 112-135 36-78 44-156 44-214z">
          <text:p/>
        </draw:path>
        <draw:path draw:style-name="gr3" draw:text-style-name="P7" draw:layer="layout" svg:width="0.161cm" svg:height="0.699cm" svg:x="19.58cm" svg:y="8.564cm" svg:viewBox="0 0 162 700" svg:d="M162 694c0-2 0-4-12-16-88-87-110-221-110-327 0-122 26-243 114-331 8-8 8-10 8-12 0-6-2-8-6-8-8 0-70 48-112 138-36 76-44 153-44 213 0 54 8 138 46 218 42 86 102 131 110 131 4 0 6-2 6-6z">
          <text:p/>
        </draw:path>
        <draw:path draw:style-name="gr3" draw:text-style-name="P7" draw:layer="layout" svg:width="0.367cm" svg:height="0.516cm" svg:x="19.811cm" svg:y="8.588cm" svg:viewBox="0 0 368 517" svg:d="M296 263c-6-41-36-81-90-81-44 0-88 12-144 65-58 58-62 124-62 146 0 42 30 124 128 124 168 0 240-236 240-335 0-112-64-182-150-182-102 0-136 92-136 112 0 10 6 24 28 24s38-22 38-38c0-24-22-24-34-24 32-52 82-56 102-56 52 0 100 36 100 126 0 28-4 64-18 119-1 0-1 0-2 0zM130 497c-76 0-76-72-76-78 0-20 16-118 46-160 28-39 62-61 106-61 76 0 78 77 78 91 0 50-46 208-154 208z">
          <text:p/>
        </draw:path>
        <draw:path draw:style-name="gr3" draw:text-style-name="P7" draw:layer="layout" svg:width="0.287cm" svg:height="0.44cm" svg:x="20.179cm" svg:y="8.849cm" svg:viewBox="0 0 288 441" svg:d="M288 68c0-44-38-68-80-68-68 0-118 76-130 126-26 103-52 206-78 309 0 2 4 6 8 6s8-2 8-4c11-44 23-88 34-132 10 24 34 44 74 44 68 0 146-50 146-124 0-29-14-57-38-73 24-16 56-44 56-84zM190 150c-8 2-10 4-24 4-8 0-20 0-24-2 4-4 18-4 24-4s18 0 24 2zM256 60c0 26-14 64-44 80-10-2-18-6-46-6-18 0-42 2-42 18 0 14 16 16 40 16 16 0 32-4 46-8 16 10 24 30 24 52 0 71-50 123-110 123-38 0-64-22-64-62 0-4 0-10 2-14 11-43 21-86 32-129 12-46 54-116 112-116 30 0 50 16 50 46z">
          <text:p/>
        </draw:path>
        <draw:path draw:style-name="gr3" draw:text-style-name="P7" draw:layer="layout" svg:width="0.331cm" svg:height="0.46cm" svg:x="20.555cm" svg:y="8.779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8-66 26 0 48 20 48 68 0 40-20 118-40 151-22 44-56 68-84 68z">
          <text:p/>
        </draw:path>
        <draw:path draw:style-name="gr3" draw:text-style-name="P7" draw:layer="layout" svg:width="0.163cm" svg:height="0.699cm" svg:x="20.937cm" svg:y="8.564cm" svg:viewBox="0 0 164 700" svg:d="M164 351c0-56-8-139-46-219-42-86-104-132-110-132-4 0-8 4-8 8 0 2 0 4 14 16 70 70 110 180 110 327 0 120-26 242-114 331-10 8-10 10-10 12 0 4 4 6 8 6 6 0 70-47 112-135 36-78 44-156 44-214z">
          <text:p/>
        </draw:path>
        <draw:path draw:style-name="gr3" draw:text-style-name="P7" draw:layer="layout" svg:width="0.181cm" svg:height="0.839cm" svg:x="21.203cm" svg:y="8.494cm" svg:viewBox="0 0 182 840" svg:d="M182 421c0-100-18-241-110-359-6-8-52-62-64-62-4 0-8 2-8 8 0 2 0 4 4 6 34 36 78 94 108 206 16 63 22 135 22 199 0 72-6 144-24 212-28 97-68 153-104 193-6 6-4 5-6 8 0 6 4 8 8 8 10 0 48-44 58-54 70-84 116-209 116-365z">
          <text:p/>
        </draw:path>
        <draw:path draw:style-name="gr3" draw:text-style-name="P7" draw:layer="layout" svg:width="0.429cm" svg:height="0.027cm" svg:x="21.707cm" svg:y="8.901cm" svg:viewBox="0 0 430 28" svg:d="M406 28c12 0 24 0 24-14s-12-14-24-14c-127 0-253 0-380 0-12 0-26 0-26 14s14 14 26 14c127 0 253 0 380 0z">
          <text:p/>
        </draw:path>
        <draw:path draw:style-name="gr3" draw:text-style-name="P7" draw:layer="layout" svg:width="0.345cm" svg:height="0.316cm" svg:x="22.39cm" svg:y="8.779cm" svg:viewBox="0 0 346 317" svg:d="M2 283c-2 10-2 10-2 16 0 12 10 18 20 18 22 0 26-16 32-38 6-26 2-12 32-129 60 2 120 14 120 60 0 4 0 8 0 14-4 11-4 19-4 25 0 40 28 68 64 68 22 0 42-12 56-36 16-30 26-69 26-71 0-6-8-6-10-6-6 0-8 2-10 12-12 47-28 87-60 87-16 0-22-10-22-34 0-12 2-28 4-40 2-6 4-15 4-23 0-66-96-70-136-72 24-12 46-30 64-48 32-26 54-44 82-56-2 4-4 12-4 16 0 8 4 24 26 24 24 0 38-20 38-38 0-6-2-24-28-24-42 0-84 36-114 62-48 40-66 50-90 60 2-8 10-44 14-56 4-18 12-50 12-54 0-12-8-20-20-20-2 0-22 0-28 26-22 86-44 172-66 257z">
          <text:p/>
        </draw:path>
        <draw:path draw:style-name="gr3" draw:text-style-name="P7" draw:layer="layout" svg:width="0.161cm" svg:height="0.699cm" svg:x="22.825cm" svg:y="8.564cm" svg:viewBox="0 0 162 700" svg:d="M162 694c0-2 0-4-10-16-88-87-112-221-112-327 0-122 28-243 114-331 8-8 8-10 8-12 0-6-2-8-6-8-8 0-70 48-112 138-36 76-44 153-44 213 0 54 8 138 46 218 42 86 102 131 110 131 4 0 6-2 6-6z">
          <text:p/>
        </draw:path>
        <draw:path draw:style-name="gr3" draw:text-style-name="P7" draw:layer="layout" svg:width="0.369cm" svg:height="0.516cm" svg:x="23.057cm" svg:y="8.58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<text:p/>
        </draw:path>
        <draw:path draw:style-name="gr3" draw:text-style-name="P7" draw:layer="layout" svg:width="0.287cm" svg:height="0.44cm" svg:x="23.425cm" svg:y="8.84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2 64-44 80-8-2-18-6-46-6-16 0-42 2-42 18 0 14 16 16 40 16 18 0 32-4 48-8 14 10 22 30 22 52 0 71-48 123-108 123-38 0-66-22-66-62 0-4 0-10 2-14 11-43 21-86 32-129 12-46 56-116 112-116 30 0 50 16 50 46z">
          <text:p/>
        </draw:path>
        <draw:path draw:style-name="gr3" draw:text-style-name="P7" draw:layer="layout" svg:width="0.329cm" svg:height="0.46cm" svg:x="23.803cm" svg:y="8.779cm" svg:viewBox="0 0 330 461" svg:d="M2 431c-2 8-2 10-2 12 0 10 6 18 18 18 16 0 24-12 26-14 2-6 26-100 44-176 14 28 36 46 70 46 82 0 172-97 172-201 0-76-46-116-96-116-70 0-142 70-164 156-23 91-45 183-68 275zM158 303c-50 0-62-58-62-64 0-2 4-16 6-25 20-78 28-104 42-132 30-50 66-66 88-66 26 0 48 20 48 68 0 40-20 118-40 151-22 44-56 68-82 68z">
          <text:p/>
        </draw:path>
        <draw:path draw:style-name="gr3" draw:text-style-name="P7" draw:layer="layout" svg:width="0.161cm" svg:height="0.699cm" svg:x="24.185cm" svg:y="8.564cm" svg:viewBox="0 0 162 700" svg:d="M162 351c0-56-8-139-46-219-42-86-102-132-110-132-4 0-6 4-6 8 0 2 0 4 12 16 70 70 110 180 110 327 0 120-26 242-114 331-8 8-8 10-8 12 0 4 2 6 6 6 8 0 70-47 112-135 36-78 44-156 44-214z">
          <text:p/>
        </draw:path>
        <draw:path draw:style-name="gr3" draw:text-style-name="P7" draw:layer="layout" svg:width="0.369cm" svg:height="0.516cm" svg:x="24.445cm" svg:y="8.588cm" svg:viewBox="0 0 370 517" svg:d="M298 263c-6-41-36-81-90-81-44 0-90 12-144 65-58 58-64 124-64 146 0 42 32 124 130 124 168 0 240-236 240-335 0-112-64-182-152-182-102 0-134 92-134 112 0 10 6 24 28 24s38-22 38-38c0-24-22-24-34-24 32-52 80-56 102-56 50 0 100 36 100 126 0 28-4 64-20 119zM132 497c-78 0-78-72-78-78 0-20 18-118 48-160 28-39 62-61 106-61 76 0 78 77 78 91 0 50-46 208-154 208z">
          <text:p/>
        </draw:path>
        <draw:path draw:style-name="gr3" draw:text-style-name="P7" draw:layer="layout" svg:width="0.301cm" svg:height="0.219cm" svg:x="24.821cm" svg:y="8.979cm" svg:viewBox="0 0 302 220" svg:d="M238 146c46-46 64-112 64-116 0-8-6-8-8-8-6 0-6 2-10 14-10 32-26 62-46 88 0-8-2-40-2-44-8-50-44-80-94-80-72 0-142 66-142 136 0 44 34 84 90 84 46 0 86-20 114-40 12 36 36 40 52 40 28 0 46-24 46-34 0-6-6-6-8-6-8 0-8 2-10 6-6 18-22 22-28 22s-14 0-18-62zM200 164c-48 38-90 44-108 44-32 0-50-22-50-56 0-14 6-68 32-102 22-28 50-36 68-36 38 0 50 36 54 68 4 20 2 56 4 82z">
          <text:p/>
        </draw:path>
        <draw:path draw:style-name="gr3" draw:text-style-name="P7" draw:layer="layout" svg:width="0.369cm" svg:height="0.516cm" svg:x="25.219cm" svg:y="8.58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<text:p/>
        </draw:path>
        <draw:path draw:style-name="gr3" draw:text-style-name="P7" draw:layer="layout" svg:width="0.287cm" svg:height="0.44cm" svg:x="25.589cm" svg:y="8.849cm" svg:viewBox="0 0 288 441" svg:d="M288 68c0-44-38-68-82-68-68 0-116 76-130 126-25 103-50 206-76 309-2 2 4 6 6 6 4 0 8-2 10-4 11-44 22-88 32-132 12 24 34 44 74 44 70 0 148-50 148-124 0-29-14-57-40-73 26-16 58-44 58-84zM190 150c-8 2-12 4-26 4-8 0-20 0-22-2 4-4 18-4 22-4 8 0 18 0 26 2zM254 60c0 26-12 64-42 80-10-2-20-6-48-6-16 0-40 2-40 18 0 14 14 16 40 16 16 0 30-4 46-8 16 10 22 30 22 52 0 71-48 123-108 123-38 0-64-22-64-62 0-4 0-10 0-14 12-43 23-86 34-129 10-46 54-116 112-116 28 0 48 16 48 46z">
          <text:p/>
        </draw:path>
        <draw:path draw:style-name="gr3" draw:text-style-name="P7" draw:layer="layout" svg:width="0.331cm" svg:height="0.46cm" svg:x="25.964cm" svg:y="8.77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48 20 48 68 0 40-20 118-38 151-24 44-58 68-84 68z">
          <text:p/>
        </draw:path>
        <draw:path draw:style-name="gr2" draw:text-style-name="P6" draw:layer="layout" svg:width="16.136cm" svg:height="1.213cm" svg:x="8.925cm" svg:y="9.563cm" svg:viewBox="0 0 16137 1214" svg:d="M0 0c5379 0 10758 0 16137 0 0 405 0 809 0 1214-5379 0-10758 0-16137 0 0-405 0-809 0-1214z">
          <text:p/>
        </draw:path>
        <draw:path draw:style-name="gr3" draw:text-style-name="P7" draw:layer="layout" svg:width="0.465cm" svg:height="0.163cm" svg:x="8.929cm" svg:y="10.076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3" draw:text-style-name="P7" draw:layer="layout" svg:width="0.369cm" svg:height="0.516cm" svg:x="9.659cm" svg:y="9.831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<text:p/>
        </draw:path>
        <draw:path draw:style-name="gr3" draw:text-style-name="P7" draw:layer="layout" svg:width="0.285cm" svg:height="0.44cm" svg:x="10.028cm" svg:y="10.092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20 0 12 16 14 40 14 18 0 32-4 48-8 14 10 22 30 22 52 0 72-48 123-108 123-38 0-66-21-66-61 0-4 2-10 2-14 11-44 22-87 32-130 12-46 56-116 112-116 30 0 50 16 50 46z">
          <text:p/>
        </draw:path>
        <draw:path draw:style-name="gr3" draw:text-style-name="P7" draw:layer="layout" svg:width="0.159cm" svg:height="1.259cm" svg:x="10.658cm" svg:y="9.527cm" svg:viewBox="0 0 160 1260" svg:d="M0 1260c53 0 107 0 160 0 0-11 0-21 0-32-42 0-84 0-126 0 0-399 0-797 0-1196 42 0 84 0 126 0 0-11 0-21 0-32-53 0-107 0-160 0 0 420 0 840 0 1260z">
          <text:p/>
        </draw:path>
        <draw:path draw:style-name="gr3" draw:text-style-name="P7" draw:layer="layout" svg:width="0.265cm" svg:height="1.259cm" svg:x="10.958cm" svg:y="9.527cm" svg:viewBox="0 0 266 1260" svg:d="M236 1252c0 2 6 8 8 8 5 0 11 0 16 0 2 0 6 0 6-6 0-4 0-6-2-8-26-24-64-64-106-140-76-134-104-307-104-475 0-311 88-495 210-619 2-2 1-3 2-4 0-8-4-8-12-8-10 0-12 0-18 6-66 58-142 154-190 302-30 93-46 205-46 321 0 166 30 353 140 517 20 28 31 37 46 56 6 8 16 20 22 26 9 8 19 16 28 24z">
          <text:p/>
        </draw:path>
        <draw:path draw:style-name="gr3" draw:text-style-name="P7" draw:layer="layout" svg:width="0.367cm" svg:height="0.444cm" svg:x="11.228cm" svg:y="10.022cm" svg:viewBox="0 0 368 445" svg:d="M54 395c-6 24-6 30-38 30-8 0-16 0-16 12 0 6 4 8 10 8 18 0 38-2 58-2 24 0 48 2 70 2 4 0 12 0 12-14 0-6-6-6-16-6-36 0-36-6-36-12 0-8 30-121 36-139 8 20 28 44 64 44 82 0 170-102 170-206 0-66-40-112-94-112-36 0-70 26-92 54-8-38-38-54-64-54-32 0-46 28-52 40-12 24-22 66-22 68 0 8 8 8 10 8 6 0 6 0 12-16 12-50 26-84 50-84 12 0 22 6 22 32 0 16-2 24-4 36-27 104-53 208-80 311zM178 92c6-20 24-38 36-50 26-20 46-26 58-26 28 0 44 24 44 66s-22 122-36 148c-22 50-56 74-82 74-48 0-56-60-56-64 1-4 0-2 2-10 11-46 23-92 34-138z">
          <text:p/>
        </draw:path>
        <draw:path draw:style-name="gr3" draw:text-style-name="P7" draw:layer="layout" svg:width="0.427cm" svg:height="0.027cm" svg:x="11.82cm" svg:y="10.143cm" svg:viewBox="0 0 428 28" svg:d="M404 28c12 0 24 0 24-14s-12-14-24-14c-127 0-253 0-380 0-12 0-24 0-24 14s12 14 24 14c127 0 253 0 380 0z">
          <text:p/>
        </draw:path>
        <draw:path draw:style-name="gr3" draw:text-style-name="P7" draw:layer="layout" svg:width="0.345cm" svg:height="0.317cm" svg:x="12.586cm" svg:y="9.549cm" svg:viewBox="0 0 346 318" svg:d="M4 282c-4 10-4 12-4 16 0 14 10 20 20 20 22 0 26-16 32-40s2-12 32-130c60 2 122 14 122 60 0 6 0 8-2 16-4 12-4 18-4 24 0 42 28 70 64 70 24 0 42-12 56-36 18-30 26-70 26-72 0-8-6-8-8-8-8 0-8 4-10 14-14 48-30 86-62 86-14 0-22-8-22-34 0-10 2-26 6-38 0-6 2-16 2-24 0-66-96-70-136-72 24-12 46-32 66-48 32-26 52-44 80-56-2 4-4 12-4 16 0 8 6 24 28 24s38-20 38-38c0-6-4-24-28-24-44 0-86 34-116 60-48 42-64 52-90 60 2-8 10-42 14-54 4-18 12-52 12-54 0-12-8-20-20-20-2 0-22 0-28 26-21 85-43 170-64 256z">
          <text:p/>
        </draw:path>
        <draw:path draw:style-name="gr3" draw:text-style-name="P7" draw:layer="layout" svg:width="0.403cm" svg:height="0.027cm" svg:x="12.548cm" svg:y="10.143cm" svg:viewBox="0 0 404 28" svg:d="M0 0c135 0 269 0 404 0 0 9 0 19 0 28-135 0-269 0-404 0 0-9 0-19 0-28z">
          <text:p/>
        </draw:path>
        <draw:path draw:style-name="gr3" draw:text-style-name="P7" draw:layer="layout" svg:width="0.279cm" svg:height="0.466cm" svg:x="12.61cm" svg:y="10.345cm" svg:viewBox="0 0 280 467" svg:d="M54 413c25-24 49-48 74-72 110-97 152-133 152-205 0-80-62-136-148-136-80 0-132 66-132 128 0 40 34 40 38 40 12 0 36-10 36-38 0-18-14-36-38-36-6 0-6 0-8 0 16-46 54-72 94-72 64 0 94 58 94 114s-34 112-74 156c-45 49-89 99-134 149-8 8-8 10-8 26 87 0 173 0 260 0 7-40 13-81 20-122-6 0-12 0-18 0-2 20-8 52-14 62-6 6-52 6-68 6-42 0-84 0-126 0z">
          <text:p/>
        </draw:path>
        <draw:path draw:style-name="gr3" draw:text-style-name="P7" draw:layer="layout" svg:width="0.163cm" svg:height="0.7cm" svg:x="13.105cm" svg:y="9.807cm" svg:viewBox="0 0 164 701" svg:d="M164 695c0-2 0-4-12-16-88-88-110-222-110-328 0-121 26-243 112-331 10-8 10-10 10-12 0-6-2-8-8-8s-70 48-110 138c-36 76-46 154-46 213 0 54 8 138 48 218 42 86 102 132 108 132s8-2 8-6z">
          <text:p/>
        </draw:path>
        <draw:path draw:style-name="gr3" draw:text-style-name="P7" draw:layer="layout" svg:width="0.369cm" svg:height="0.516cm" svg:x="13.337cm" svg:y="9.831cm" svg:viewBox="0 0 370 517" svg:d="M298 264c-8-42-36-82-90-82-44 0-90 12-144 66-58 58-64 123-64 145 0 42 32 124 130 124 168 0 240-235 240-335 0-112-64-182-152-182-102 0-134 92-134 112 0 10 6 24 28 24s36-22 36-38c0-24-20-24-32-24 30-52 80-56 102-56 50 0 100 36 100 126 0 28-4 64-20 120zM132 497c-78 0-78-72-78-78 0-20 18-117 48-159 28-40 62-62 106-62 76 0 78 78 78 92 0 49-46 207-154 207z">
          <text:p/>
        </draw:path>
        <draw:path draw:style-name="gr3" draw:text-style-name="P7" draw:layer="layout" svg:width="0.283cm" svg:height="0.321cm" svg:x="13.698cm" svg:y="10.221cm" svg:viewBox="0 0 284 322" svg:d="M204 148c-2-30-20-148-100-148-28 0-54 16-68 28-30 26-36 58-36 60 0 6 6 6 8 6 6 0 8-2 10-8 10-30 46-48 80-48 78 0 88 80 88 130 0 24 0 30-2 36-12 36-26 90-26 106 0 4 2 12 8 12 4 0 8 0 16-26 6-20 16-56 20-92 2-16 30-82 40-106 6-16 16-38 40-82 2-2 2-4 2-6 0-6-6-6-8-6s-6 0-6 2c-6 12-44 82-66 142z">
          <text:p/>
        </draw:path>
        <draw:path draw:style-name="gr3" draw:text-style-name="P7" draw:layer="layout" svg:width="0.331cm" svg:height="0.46cm" svg:x="14.064cm" svg:y="10.022cm" svg:viewBox="0 0 332 461" svg:d="M2 431c-2 8-2 10-2 12 0 10 8 18 20 18 14 0 22-12 24-14 4-6 26-100 44-175 14 28 38 46 70 46 82 0 174-98 174-202 0-76-48-116-98-116-68 0-142 70-164 156-23 92-45 183-68 275zM158 304c-50 0-60-58-60-64 0-2 2-16 4-26 20-78 28-104 42-132 32-50 66-66 88-66 26 0 48 20 48 68 0 40-20 118-38 152-24 44-58 68-84 68z">
          <text:p/>
        </draw:path>
        <draw:path draw:style-name="gr3" draw:text-style-name="P7" draw:layer="layout" svg:width="0.161cm" svg:height="0.7cm" svg:x="14.446cm" svg:y="9.807cm" svg:viewBox="0 0 162 701" svg:d="M162 351c0-55-6-139-46-219-42-86-102-132-110-132-4 0-6 4-6 8 0 2 0 4 14 16 68 70 108 180 108 327 0 120-26 242-114 332-8 8-8 10-8 12 0 4 2 6 6 6 8 0 72-48 112-136 36-78 44-156 44-214z">
          <text:p/>
        </draw:path>
        <draw:path draw:style-name="gr3" draw:text-style-name="P7" draw:layer="layout" svg:width="0.217cm" svg:height="0.324cm" svg:x="14.71cm" svg:y="9.719cm" svg:viewBox="0 0 218 325" svg:d="M218 236c-6 0-12 0-18 0 0 10-6 40-12 44-4 4-42 4-48 4-31 0-61 0-92 0 52-46 70-60 100-84 36-28 70-58 70-106 0-58-52-94-116-94-60 0-102 42-102 86 0 26 22 28 26 28 12 0 26-8 26-26 0-8-4-26-28-26 14-34 48-46 72-46 48 0 74 40 74 78 0 44-30 78-46 96-40 38-80 77-120 116-4 4-4 6-4 19 67 0 135 0 202 0 5-29 11-59 16-89z">
          <text:p/>
        </draw:path>
        <draw:path draw:style-name="gr3" draw:text-style-name="P7" draw:layer="layout" svg:width="0.429cm" svg:height="0.027cm" svg:x="15.208cm" svg:y="10.143cm" svg:viewBox="0 0 430 28" svg:d="M406 28c12 0 24 0 24-14s-12-14-24-14c-127 0-253 0-380 0-12 0-26 0-26 14s14 14 26 14c127 0 253 0 380 0z">
          <text:p/>
        </draw:path>
        <draw:path draw:style-name="gr3" draw:text-style-name="P7" draw:layer="layout" svg:width="0.345cm" svg:height="0.317cm" svg:x="15.892cm" svg:y="10.022cm" svg:viewBox="0 0 346 318" svg:d="M2 284c-2 10-2 10-2 16 0 12 10 18 20 18 22 0 26-16 32-38 6-26 2-12 32-130 60 2 120 14 120 60 0 4 0 8 0 14-4 12-4 20-4 26 0 40 28 68 64 68 22 0 42-12 56-36 16-30 26-70 26-72 0-6-8-6-10-6-6 0-8 2-10 12-12 48-28 88-60 88-16 0-22-10-22-34 0-12 2-28 4-40 2-6 4-16 4-24 0-64-96-70-136-72 24-12 46-30 64-48 34-26 54-44 82-56-2 4-4 12-4 16 0 8 4 24 26 24 24 0 38-20 38-38 0-6-2-24-28-24-42 0-84 36-114 62-48 40-66 50-90 60 2-8 10-44 14-56 4-18 12-50 12-54 0-12-8-20-20-20-2 0-22 0-28 26-22 86-44 172-66 258z">
          <text:p/>
        </draw:path>
        <draw:path draw:style-name="gr3" draw:text-style-name="P7" draw:layer="layout" svg:width="0.331cm" svg:height="0.46cm" svg:x="16.28cm" svg:y="10.022cm" svg:viewBox="0 0 332 461" svg:d="M2 431c-2 8-2 10-2 12 0 10 8 18 20 18 14 0 22-12 24-14 4-6 26-100 44-175 14 28 38 46 70 46 82 0 174-98 174-202 0-76-48-116-98-116-68 0-142 70-164 156-23 92-45 183-68 275zM158 304c-50 0-60-58-60-64 0-2 2-16 4-26 20-78 28-104 42-132 32-50 66-66 88-66 26 0 48 20 48 68 0 40-20 118-38 152-24 44-58 68-84 68z">
          <text:p/>
        </draw:path>
        <draw:path draw:style-name="gr3" draw:text-style-name="P7" draw:layer="layout" svg:width="0.369cm" svg:height="0.516cm" svg:x="16.649cm" svg:y="9.831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2-62 106-62 78 0 78 78 78 92 0 49-44 207-152 207z">
          <text:p/>
        </draw:path>
        <draw:path draw:style-name="gr3" draw:text-style-name="P7" draw:layer="layout" svg:width="0.283cm" svg:height="0.321cm" svg:x="17.011cm" svg:y="10.221cm" svg:viewBox="0 0 284 322" svg:d="M202 148c-2-30-18-148-98-148-30 0-54 16-68 28-30 26-36 58-36 60 0 6 6 6 8 6 6 0 6-2 8-8 12-30 48-48 80-48 80 0 90 80 90 130 0 24-2 30-4 36-10 36-26 90-26 106 0 4 2 12 8 12 4 0 10 0 18-26 6-20 14-56 18-92 2-16 30-82 40-106 8-16 18-38 42-82 0-2 2-4 2-6 0-6-6-6-8-6s-6 0-8 2c-6 12-44 82-66 142z">
          <text:p/>
        </draw:path>
        <draw:path draw:style-name="gr3" draw:text-style-name="P7" draw:layer="layout" svg:width="0.369cm" svg:height="0.516cm" svg:x="17.383cm" svg:y="9.831cm" svg:viewBox="0 0 370 517" svg:d="M296 264c-6-42-34-82-90-82-42 0-88 12-144 66-58 58-62 123-62 145 0 42 30 124 128 124 168 0 242-235 242-335 0-112-66-182-152-182-102 0-134 92-134 112 0 10 4 24 26 24 24 0 38-22 38-38 0-24-22-24-34-24 32-52 82-56 102-56 52 0 100 36 100 126 0 28-4 64-18 120-1 0-1 0-2 0zM132 497c-78 0-78-72-78-78 0-20 18-117 46-159 28-40 62-62 106-62 76 0 78 78 78 92 0 49-44 207-152 207z">
          <text:p/>
        </draw:path>
        <draw:path draw:style-name="gr3" draw:text-style-name="P7" draw:layer="layout" svg:width="0.283cm" svg:height="0.321cm" svg:x="17.745cm" svg:y="10.221cm" svg:viewBox="0 0 284 322" svg:d="M202 148c-2-30-18-148-98-148-30 0-54 16-68 28-30 26-36 58-36 60 0 6 6 6 8 6 6 0 6-2 8-8 10-30 48-48 80-48 80 0 90 80 90 130 0 24-2 30-4 36-10 36-26 90-26 106 0 4 2 12 8 12 4 0 10 0 18-26 6-20 14-56 18-92 2-16 30-82 40-106 8-16 18-38 40-82 2-2 4-4 4-6 0-6-5-4-8-6-2 0-6 0-8 2-6 12-44 82-66 142z">
          <text:p/>
        </draw:path>
        <draw:path draw:style-name="gr3" draw:text-style-name="P7" draw:layer="layout" svg:width="0.331cm" svg:height="0.46cm" svg:x="18.109cm" svg:y="10.022cm" svg:viewBox="0 0 332 461" svg:d="M2 431c-2 8-2 10-2 12 0 10 8 18 20 18 14 0 24-12 24-14 4-6 26-100 46-175 14 28 36 46 70 46 82 0 172-98 172-202 0-76-46-116-98-116-68 0-142 70-162 156-23 92-47 183-70 275zM158 304c-48 0-60-58-60-64 0-2 4-16 6-26 20-78 26-104 42-132 30-50 66-66 88-66 26 0 48 20 48 68 0 40-20 118-40 152-24 44-56 68-84 68z">
          <text:p/>
        </draw:path>
        <draw:path draw:style-name="gr3" draw:text-style-name="P7" draw:layer="layout" svg:width="0.163cm" svg:height="0.7cm" svg:x="18.491cm" svg:y="9.807cm" svg:viewBox="0 0 164 701" svg:d="M164 351c0-55-8-139-46-219-42-86-104-132-110-132-4 0-8 4-8 8 0 2 0 4 14 16 68 70 110 180 110 327 0 120-26 242-114 332-10 8-10 10-10 12 0 4 4 6 8 6 6 0 70-48 112-136 36-78 44-156 44-214z">
          <text:p/>
        </draw:path>
        <draw:path draw:style-name="gr3" draw:text-style-name="P7" draw:layer="layout" svg:width="0.265cm" svg:height="1.259cm" svg:x="18.751cm" svg:y="9.527cm" svg:viewBox="0 0 266 1260" svg:d="M266 629c0-200-46-413-186-571-10-12-36-40-52-54-4-4-6-4-16-4-6 0-12 0-12 8 0 2 2 4 4 6 24 24 62 64 104 140 76 136 104 307 104 475 0 306-84 491-210 619-2 0-2 2-2 6 0 6 6 6 12 6 10 0 12 0 18-6 66-58 142-154 190-301 30-96 46-210 46-324z">
          <text:p/>
        </draw:path>
        <draw:path draw:style-name="gr3" draw:text-style-name="P7" draw:layer="layout" svg:width="0.287cm" svg:height="0.506cm" svg:x="19.291cm" svg:y="9.835cm" svg:viewBox="0 0 288 507" svg:d="M156 192c-88 22-156 112-156 197 0 66 46 118 112 118 82 0 140-110 140-207 0-64-28-98-52-130-26-32-66-84-66-116 0-14 14-32 38-32 20 0 36 10 50 20 14 8 28 16 38 16 18 0 28-16 28-28 0-14-10-16-36-22-36-8-46-8-58-8-54 0-80 30-80 72 0 38 20 78 42 120zM164 208c18 32 40 70 40 119 0 46-28 164-92 164-40 0-68-30-68-84 0-44 26-175 120-199z">
          <text:p/>
        </draw:path>
        <draw:path draw:style-name="gr3" draw:text-style-name="P7" draw:layer="layout" svg:width="0.301cm" svg:height="0.219cm" svg:x="19.605cm" svg:y="10.221cm" svg:viewBox="0 0 302 220" svg:d="M238 146c46-46 64-112 64-116 0-6-6-6-8-6-8 0-8 0-10 12-10 32-26 62-46 88-2-8-2-40-4-44-6-50-44-80-92-80-72 0-142 66-142 136 0 44 32 84 90 84 46 0 86-20 114-40 10 36 36 40 50 40 30 0 46-24 46-34 0-6-6-6-8-6-6 0-6 2-8 6-6 18-22 22-28 22s-16 0-18-62zM200 164c-48 38-90 44-108 44-34 0-52-22-52-56 0-14 8-68 34-100 22-30 50-38 66-38 40 0 52 38 56 68 2 20 2 56 4 82z">
          <text:p/>
        </draw:path>
        <draw:path draw:style-name="gr3" draw:text-style-name="P7" draw:layer="layout" svg:width="0.287cm" svg:height="0.44cm" svg:x="19.962cm" svg:y="10.092cm" svg:viewBox="0 0 288 441" svg:d="M288 68c0-44-38-68-80-68-68 0-118 76-130 126-26 103-52 206-78 309 0 2 4 6 8 6s8-2 10-4c11-44 21-88 32-131 10 23 34 43 74 43 68 0 146-49 146-123 0-30-12-58-38-74 24-16 56-44 56-84zM190 150c-6 2-10 4-24 4-8 0-20 0-24-2 6-4 20-4 24-4 6 0 18 0 24 2zM256 60c0 26-14 64-44 80-10-2-18-6-46-6-18 0-42 2-42 20 0 12 16 14 40 14 18 0 32-4 48-8 14 10 22 30 22 52 0 72-48 123-108 123-38 0-66-21-66-61 0-4 0-10 2-14 11-44 21-87 32-130 12-46 56-116 112-116 30 0 50 16 50 46z">
          <text:p/>
        </draw:path>
        <draw:path draw:style-name="gr3" draw:text-style-name="P7" draw:layer="layout" svg:width="0.465cm" svg:height="0.466cm" svg:x="20.514cm" svg:y="9.924cm" svg:viewBox="0 0 466 467" svg:d="M248 248c65 0 131 0 196 0 10 0 22 0 22-14s-12-14-22-14c-65 0-131 0-196 0 0-66 0-132 0-198 0-8 0-22-14-22s-14 14-14 22c0 66 0 132 0 198-66 0-132 0-198 0-10 0-22 0-22 14s12 14 22 14c66 0 132 0 198 0 0 65 0 130 0 195 0 10 0 24 14 24s14-14 14-24c0-65 0-130 0-195z">
          <text:p/>
        </draw:path>
        <draw:path draw:style-name="gr3" draw:text-style-name="P7" draw:layer="layout" svg:width="0.343cm" svg:height="0.317cm" svg:x="21.215cm" svg:y="10.022cm" svg:viewBox="0 0 344 318" svg:d="M2 284c-2 10-2 10-2 16 0 12 10 18 20 18 20 0 26-16 30-38 8-26 4-12 34-130 58 2 120 14 120 60 0 4 0 8-2 14-2 12-2 20-2 26 0 40 28 68 64 68 22 0 40-12 54-36 18-30 26-70 26-72 0-6-6-6-8-6-6 0-8 2-10 12-14 48-30 88-60 88-16 0-24-10-24-34 0-12 4-28 6-40 2-6 4-16 4-24 0-64-98-70-136-72 22-12 46-30 64-48 32-26 52-44 80-56 0 4-2 12-2 16 0 8 4 24 26 24s38-20 38-38c0-6-2-24-28-24-42 0-84 36-116 62-48 40-64 50-90 60 2-8 12-44 14-56 6-18 14-50 14-54 0-12-8-20-20-20-4 0-22 0-30 26-21 86-43 172-64 258z">
          <text:p/>
        </draw:path>
        <draw:path draw:style-name="gr3" draw:text-style-name="P7" draw:layer="layout" svg:width="0.161cm" svg:height="0.7cm" svg:x="21.651cm" svg:y="9.807cm" svg:viewBox="0 0 162 701" svg:d="M162 695c0-2 0-4-12-16-88-88-110-222-110-328 0-121 26-243 114-331 8-8 8-10 8-12 0-6-2-8-6-8-8 0-70 48-112 138-36 76-44 154-44 213 0 54 8 138 46 218 42 86 102 132 110 132 4 0 6-2 6-6z">
          <text:p/>
        </draw:path>
        <draw:path draw:style-name="gr3" draw:text-style-name="P7" draw:layer="layout" svg:width="0.367cm" svg:height="0.516cm" svg:x="21.883cm" svg:y="9.831cm" svg:viewBox="0 0 368 517" svg:d="M296 264c-6-42-36-82-90-82-44 0-88 12-144 66-58 58-62 123-62 145 0 42 30 124 128 124 168 0 240-235 240-335 0-112-64-182-150-182-102 0-136 92-136 112 0 10 6 24 28 24s38-22 38-38c0-24-22-24-34-24 32-52 82-56 102-56 50 0 100 36 100 126 0 28-4 64-18 120-1 0-1 0-2 0zM130 497c-76 0-76-72-76-78 0-20 16-117 46-159 28-40 62-62 106-62 76 0 78 78 78 92 0 49-46 207-154 207z">
          <text:p/>
        </draw:path>
        <draw:path draw:style-name="gr3" draw:text-style-name="P7" draw:layer="layout" svg:width="0.301cm" svg:height="0.219cm" svg:x="22.257cm" svg:y="10.221cm" svg:viewBox="0 0 302 220" svg:d="M240 146c44-46 62-112 62-116 0-6-6-6-8-6-6 0-6 0-10 12-8 32-24 62-46 88 0-8-2-40-2-44-8-50-44-80-94-80-72 0-142 66-142 136 0 44 34 84 90 84 46 0 86-20 114-40 12 36 36 40 52 40 28 0 46-24 46-34 0-6-6-6-8-6-6 0-8 2-8 6-8 18-24 22-28 22-8 0-16 0-18-62zM200 164c-48 38-90 44-108 44-32 0-50-22-50-56 0-14 6-68 32-100 22-30 50-38 68-38 40 0 50 38 54 68 4 20 2 56 4 82z">
          <text:p/>
        </draw:path>
        <draw:path draw:style-name="gr3" draw:text-style-name="P7" draw:layer="layout" svg:width="0.331cm" svg:height="0.46cm" svg:x="22.649cm" svg:y="10.022cm" svg:viewBox="0 0 332 461" svg:d="M2 431c-2 8-2 10-2 12 0 10 8 18 20 18 14 0 22-12 24-14 4-6 26-100 46-175 14 28 36 46 68 46 82 0 174-98 174-202 0-76-46-116-98-116-68 0-142 70-164 156-23 92-45 183-68 275zM158 304c-50 0-60-58-60-64 0-2 4-16 6-26 18-78 26-104 42-132 30-50 64-66 86-66 26 0 50 20 50 68 0 40-22 118-40 152-24 44-58 68-84 68z">
          <text:p/>
        </draw:path>
        <draw:path draw:style-name="gr3" draw:text-style-name="P7" draw:layer="layout" svg:width="0.163cm" svg:height="0.7cm" svg:x="23.03cm" svg:y="9.807cm" svg:viewBox="0 0 164 701" svg:d="M164 351c0-55-8-139-48-219-42-86-102-132-108-132-4 0-8 4-8 8 0 2 0 4 14 16 68 70 108 180 108 327 0 120-26 242-112 332-10 8-10 10-10 12 0 4 4 6 8 6 6 0 70-48 112-136 34-78 44-156 44-214z">
          <text:p/>
        </draw:path>
        <draw:path draw:style-name="gr3" draw:text-style-name="P7" draw:layer="layout" svg:width="0.161cm" svg:height="0.7cm" svg:x="23.334cm" svg:y="9.807cm" svg:viewBox="0 0 162 701" svg:d="M162 695c0-2 0-4-12-16-88-88-110-222-110-328 0-121 26-243 112-331 10-8 10-10 10-12 0-6-2-8-6-8-8 0-72 48-112 138-36 76-44 154-44 213 0 54 6 138 46 218 42 86 102 132 110 132 4 0 6-2 6-6z">
          <text:p/>
        </draw:path>
        <draw:path draw:style-name="gr3" draw:text-style-name="P7" draw:layer="layout" svg:width="0.369cm" svg:height="0.516cm" svg:x="23.564cm" svg:y="9.831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<text:p/>
        </draw:path>
        <draw:path draw:style-name="gr3" draw:text-style-name="P7" draw:layer="layout" svg:width="0.287cm" svg:height="0.44cm" svg:x="23.934cm" svg:y="10.092cm" svg:viewBox="0 0 288 441" svg:d="M288 68c0-44-38-68-82-68-66 0-116 76-128 126-26 103-52 206-78 309 0 2 4 6 6 6 6 0 10-2 10-4 11-44 23-88 34-131 10 23 34 43 74 43 68 0 146-49 146-123 0-30-14-58-38-74 24-16 56-44 56-84zM190 150c-8 2-10 4-26 4-6 0-18 0-22-2 4-4 18-4 22-4 8 0 20 0 26 2zM254 60c0 26-12 64-42 80-10-2-20-6-46-6-18 0-42 2-42 20 0 12 14 14 40 14 16 0 32-4 46-8 16 10 24 30 24 52 0 72-50 123-110 123-38 0-64-21-64-61 0-4 0-10 2-14 11-44 21-87 32-130 12-46 54-116 112-116 28 0 48 16 48 46z">
          <text:p/>
        </draw:path>
        <draw:path draw:style-name="gr3" draw:text-style-name="P7" draw:layer="layout" svg:width="0.331cm" svg:height="0.46cm" svg:x="24.31cm" svg:y="10.022cm" svg:viewBox="0 0 332 461" svg:d="M2 431c-2 8-2 10-2 12 0 10 8 18 20 18 14 0 24-12 24-14 4-6 26-100 46-175 14 28 36 46 70 46 82 0 172-98 172-202 0-76-46-116-98-116-68 0-142 70-162 156-23 92-47 183-70 275zM158 304c-48 0-60-58-60-64 0-2 4-16 6-26 20-78 26-104 42-132 30-50 66-66 86-66 26 0 50 20 50 68 0 40-22 118-40 152-24 44-56 68-84 68z">
          <text:p/>
        </draw:path>
        <draw:path draw:style-name="gr3" draw:text-style-name="P7" draw:layer="layout" svg:width="0.163cm" svg:height="0.7cm" svg:x="24.692cm" svg:y="9.807cm" svg:viewBox="0 0 164 701" svg:d="M164 351c0-55-8-139-46-219-42-86-104-132-110-132-4 0-8 4-8 8 0 2 0 4 14 16 68 70 108 180 108 327 0 120-26 242-112 332-10 8-10 10-10 12 0 4 4 6 8 6 6 0 70-48 112-136 36-78 44-156 44-214z">
          <text:p/>
        </draw:path>
        <draw:path draw:style-name="gr3" draw:text-style-name="P7" draw:layer="layout" svg:width="0.159cm" svg:height="1.259cm" svg:x="24.938cm" svg:y="9.527cm" svg:viewBox="0 0 160 1260" svg:d="M126 1228c-42 0-84 0-126 0 0 11 0 21 0 32 53 0 107 0 160 0 0-420 0-840 0-1260-53 0-107 0-160 0 0 11 0 21 0 32 42 0 84 0 126 0 0 399 0 797 0 1196z">
          <text:p/>
        </draw:path>
        <draw:path draw:style-name="gr2" draw:text-style-name="P6" draw:layer="layout" svg:width="2.546cm" svg:height="0.629cm" svg:x="8.851cm" svg:y="11.342cm" svg:viewBox="0 0 2547 630" svg:d="M1273 630c-424 0-849 0-1273 0 0-210 0-420 0-630 849 0 1698 0 2547 0 0 210 0 420 0 630-425 0-850 0-1274 0z">
          <text:p/>
        </draw:path>
        <draw:path draw:style-name="gr3" draw:text-style-name="P7" draw:layer="layout" svg:width="0.465cm" svg:height="0.163cm" svg:x="8.855cm" svg:y="11.551cm" svg:viewBox="0 0 466 164" svg:d="M444 28c10 0 22 0 22-14s-12-14-22-14c-141 0-281 0-422 0-8 0-22 0-22 14s14 14 24 14c140 0 280 0 420 0zM444 164c10 0 22 0 22-14s-12-14-22-14c-140 0-280 0-420 0-10 0-24 0-24 14s14 14 22 14c141 0 281 0 422 0z">
          <text:p/>
        </draw:path>
        <draw:path draw:style-name="gr3" draw:text-style-name="P7" draw:layer="layout" svg:width="0.369cm" svg:height="0.516cm" svg:x="9.584cm" svg:y="11.306cm" svg:viewBox="0 0 370 517" svg:d="M298 265c-8-44-36-83-92-83-42 0-88 11-142 65-58 58-64 124-64 146 0 44 32 124 130 124 166 0 240-236 240-335 0-112-66-182-152-182-102 0-134 92-134 112 0 10 6 24 26 24 24 0 38-22 38-38 0-24-22-24-32-24 30-52 80-56 100-56 52 0 100 36 100 128 0 26-4 61-18 119zM132 497c-78 0-78-72-78-78 0-20 18-118 46-160 28-40 64-62 106-62 78 0 78 78 78 92 0 50-44 208-152 208z">
          <text:p/>
        </draw:path>
        <draw:path draw:style-name="gr3" draw:text-style-name="P7" draw:layer="layout" svg:width="0.285cm" svg:height="0.44cm" svg:x="9.954cm" svg:y="11.567cm" svg:viewBox="0 0 286 441" svg:d="M286 68c0-44-38-68-80-68-68 0-118 76-130 126-25 103-50 206-76 309-2 4 4 6 6 6 4 0 8 0 10-4 11-44 22-88 32-132 10 24 34 44 74 44 68 0 146-48 146-124 0-30-12-57-38-73 24-16 56-44 56-84zM188 150c-6 2-10 4-24 4-8 0-20 0-24-2 6-4 20-4 24-4 8 0 18 0 24 2zM254 60c0 26-12 64-44 80-8-2-18-6-46-6-16 0-42 2-42 20 0 12 16 14 40 14 18 0 32-4 48-8 14 10 22 31 22 51 0 72-48 124-108 124-38 0-66-22-66-60 0-6 2-10 2-16 11-43 22-86 32-129 12-46 56-116 112-116 30 0 50 16 50 46z">
          <text:p/>
        </draw:path>
        <draw:path draw:style-name="gr3" draw:text-style-name="P7" draw:layer="layout" svg:width="0.501cm" svg:height="0.476cm" svg:x="10.336cm" svg:y="11.33cm" svg:viewBox="0 0 502 477" svg:d="M184 257c40 0 80 0 120 0 100 0 198-73 198-151 0-54-46-106-138-106-76 0-152 0-228 0-14 0-22 0-22 12 0 10 6 10 20 10 10 0 22 0 32 0 10 2 14 4 14 12 0 2 0 4-2 14-31 125-63 250-94 375-8 28-8 34-64 34-12 0-20 0-20 12 0 8 8 8 10 8 20 0 70-2 90-2 14 0 30 2 44 2 16 0 32 0 46 0 6 0 14 0 14-14 0-6-6-6-20-6-26 0-44 0-44-14 0-4 0-8 2-12 14-58 28-116 42-174zM236 48c6-24 8-26 38-26 22 0 44 0 66 0 60 0 96 18 96 66 0 28-14 88-42 113-34 32-76 36-108 36-33 0-65 0-98 0 16-63 32-126 48-189z">
          <text:p/>
        </draw:path>
        <draw:path draw:style-name="gr3" draw:text-style-name="P7" draw:layer="layout" svg:width="0.301cm" svg:height="0.22cm" svg:x="10.789cm" svg:y="11.697cm" svg:viewBox="0 0 302 221" svg:d="M238 146c46-46 64-112 64-116 0-6-6-6-8-6-8 0-8 0-12 12-8 32-24 62-44 88-2-6-2-40-4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<text:p/>
        </draw:path>
        <draw:path draw:style-name="gr3" draw:text-style-name="P7" draw:layer="layout" svg:width="0.287cm" svg:height="0.44cm" svg:x="11.146cm" svg:y="11.567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6 14 40 14 16 0 32-4 46-8 16 10 24 31 24 51 0 72-50 124-110 124-38 0-64-22-64-60 0-6 0-10 2-16 11-43 21-86 32-129 12-46 54-116 112-116 28 0 50 16 50 46z">
          <text:p/>
        </draw:path>
        <draw:path draw:style-name="gr2" draw:text-style-name="P6" draw:layer="layout" svg:width="7.845cm" svg:height="0.621cm" svg:x="13.335cm" svg:y="11.443cm" svg:viewBox="0 0 7846 622" svg:d="M3922 622c-1307 0-2615 0-3922 0 0-207 0-415 0-622 2615 0 5230 0 7846 0 0 207 0 415 0 622-1308 0-2616 0-3924 0z">
          <text:p/>
        </draw:path>
        <draw:path draw:style-name="gr3" draw:text-style-name="P7" draw:layer="layout" svg:width="0.501cm" svg:height="0.478cm" svg:x="12.592cm" svg:y="11.385cm" svg:viewBox="0 0 502 479" svg:d="M186 257c39 0 79 0 118 0 100 0 198-74 198-151 0-54-46-106-138-106-76 0-152 0-228 0-14 0-20 0-20 14 0 8 6 8 20 8 8 0 22 0 30 2 10 0 16 2 16 10 0 4-2 6-4 14-31 125-63 250-94 375-6 28-8 34-64 34-12 0-20 0-20 12 0 10 8 10 12 10 18 0 68-4 88-4 16 0 30 2 46 2 14 0 30 2 44 2 6 0 16 0 16-14 0-8-8-8-20-8-26 0-46 0-46-14 0-4 2-8 2-12 15-58 29-116 44-174zM236 48c6-24 8-26 38-26 22 0 45 0 68 0 58 0 94 18 94 66 0 28-14 88-40 113-36 32-78 38-108 38-33 0-67 0-100 0 16-63 32-127 48-191z">
          <text:p/>
        </draw:path>
        <draw:path draw:style-name="gr3" draw:text-style-name="P7" draw:layer="layout" svg:width="0.301cm" svg:height="0.22cm" svg:x="13.046cm" svg:y="11.752cm" svg:viewBox="0 0 302 221" svg:d="M238 148c46-48 64-112 64-118s-6-6-8-6c-8 0-8 0-10 12-10 32-26 62-46 88 0-6-2-40-2-44-8-48-46-80-94-80-72 0-142 66-142 136 0 43 34 85 90 85 46 0 86-22 114-42 12 36 36 42 50 42 30 0 48-24 48-36 0-6-6-6-10-6-6 0-6 2-8 6-6 18-22 22-28 22s-14 0-18-59zM200 164c-48 39-90 43-108 43-32 0-52-22-52-55 0-14 8-66 34-100 22-30 50-38 68-38 38 0 50 38 54 68 2 20 2 56 4 82z">
          <text:p/>
        </draw:path>
        <draw:path draw:style-name="gr3" draw:text-style-name="P7" draw:layer="layout" svg:width="0.285cm" svg:height="0.44cm" svg:x="13.405cm" svg:y="11.623cm" svg:viewBox="0 0 286 441" svg:d="M286 68c0-42-38-68-80-68-68 0-118 76-130 126-25 103-50 206-75 309-2 4 2 6 6 6s8 0 10-4c10-43 21-87 32-130 9 22 33 42 73 42 68 0 146-48 146-124 0-30-12-57-38-73 24-16 56-44 56-84zM188 150c-6 2-10 4-24 4-8 0-20 0-24-2 6-4 20-4 24-4 8 0 18 0 24 2zM254 60c0 26-12 64-44 82-8-4-18-8-46-8-16 0-42 2-42 20 0 12 16 14 40 14 18 0 32-2 48-8 14 10 22 31 22 51 0 72-48 124-108 124-38 0-66-22-66-60 0-6 2-10 2-16 11-43 22-86 32-129 12-46 56-116 112-116 30 0 50 16 50 46z">
          <text:p/>
        </draw:path>
        <draw:path draw:style-name="gr3" draw:text-style-name="P7" draw:layer="layout" svg:width="0.623cm" svg:height="0.364cm" svg:x="13.993cm" svg:y="11.505cm" svg:viewBox="0 0 624 365" svg:d="M548 197c-40 30-58 58-64 68-32 48-26 61-38 92 0 8 10 8 14 8 12 0 14 0 16-14 16-68 58-126 138-160 8-2 10-3 10-8s-4-7-6-7c-30-12-116-48-142-164-2-10-4-12-16-12-4 0-14 0-14 8 0 2 8 46 36 94 14 20 34 46 66 68-174 0-348 0-522 0-14 0-26 0-26 13 0 14 12 14 26 14 174 0 348 0 522 0z">
          <text:p/>
        </draw:path>
        <draw:path draw:style-name="gr3" draw:text-style-name="P7" draw:layer="layout" svg:width="0.493cm" svg:height="0.478cm" svg:x="15.108cm" svg:y="11.385cm" svg:viewBox="0 0 494 479" svg:d="M258 185c42-40 84-81 126-121 6-6 44-42 100-42 0-7 0-15 0-22-18 2-40 2-60 2-24 0-64 0-88-2 0 7 0 15 0 22 28 0 32 16 32 22 0 12-8 18-12 24-73 70-147 139-220 209 0-74 0-149 0-223 0-24 0-32 54-32 6 0 12 0 18 0 0-7 0-15 0-22-24 2-77 2-104 2s-78 0-104-2c0 7 0 15 0 22 6 0 12 0 18 0 54 0 54 8 54 32 0 123 0 246 0 369 0 26 0 34-54 34-6 0-12 0-18 0 0 7 0 14 0 22 26-4 78-4 104-4s80 0 104 4c0-8 0-15 0-22-6 0-12 0-18 0-54 0-54-8-54-34 0-41 0-81 0-122 27-26 53-52 80-78 43 63 85 125 128 188 4 6 10 16 10 24 0 22-26 22-40 22 0 7 0 14 0 22 24-4 72-4 100-4 24 0 50 2 80 4 0-8 0-15 0-22-38 0-52-4-74-34-54-79-108-158-162-238z">
          <text:p/>
        </draw:path>
        <draw:path draw:style-name="gr3" draw:text-style-name="P7" draw:layer="layout" svg:width="0.309cm" svg:height="0.32cm" svg:x="15.652cm" svg:y="11.549cm" svg:viewBox="0 0 310 321" svg:d="M310 164c0-88-70-164-154-164-88 0-156 78-156 164 0 91 72 157 154 157 86 0 156-68 156-157zM156 305c-30 0-62-16-80-48-18-30-18-74-18-97 0-28 0-66 16-96 20-34 52-48 80-48 32 0 62 16 80 46s18 70 18 98c0 23 0 61-16 93-14 30-46 52-80 52z">
          <text:p/>
        </draw:path>
        <draw:path draw:style-name="gr3" draw:text-style-name="P7" draw:layer="layout" svg:width="0.235cm" svg:height="0.31cm" svg:x="16.002cm" svg:y="11.553cm" svg:viewBox="0 0 236 311" svg:d="M98 78c0-26 0-52 0-78-33 3-65 5-98 8 0 7 0 15 0 22 50 0 56 6 56 40 0 62 0 125 0 187 0 32-8 32-56 32 0 8 0 15 0 22 28-2 62-4 80-4 30 0 62 0 90 4 0-7 0-14 0-22-5 0-9 0-14 0-52 0-54-8-54-34 0-36 0-72 0-107 0-70 30-132 82-132 6 0 8 0 8 2-2 0-16 8-16 26 0 20 16 30 30 30s30-8 30-30-20-44-52-44c-50 0-76 48-86 78z">
          <text:p/>
        </draw:path>
        <draw:path draw:style-name="gr3" draw:text-style-name="P7" draw:layer="layout" svg:width="0.219cm" svg:height="0.436cm" svg:x="16.272cm" svg:y="11.433cm" svg:viewBox="0 0 220 437" svg:d="M108 150c33 0 67 0 100 0 0-8 0-15 0-22-33 0-67 0-100 0 0-43 0-85 0-128-6 0-12 0-18 0 0 58-22 132-90 134 0 5 0 10 0 16 20 0 40 0 60 0 0 64 0 129 0 193 0 86 64 94 90 94 50 0 70-50 70-94 0-13 0-27 0-40-6 0-12 0-18 0 0 13 0 25 0 38 0 52-20 80-46 80-48 0-48-64-48-76 0-65 0-130 0-195z">
          <text:p/>
        </draw:path>
        <draw:path draw:style-name="gr3" draw:text-style-name="P7" draw:layer="layout" svg:width="0.271cm" svg:height="0.32cm" svg:x="16.552cm" svg:y="11.549cm" svg:viewBox="0 0 272 321" svg:d="M58 138c4-104 64-122 88-122 72 0 78 94 78 122-55 0-111 0-166 0zM58 152c65 0 131 0 196 0 16 0 18 0 18-14 0-70-38-138-126-138-82 0-146 72-146 160 0 93 74 161 154 161 86 0 118-78 118-90 0-8-6-8-10-8-6 0-8 4-10 8-24 74-86 74-94 74-34 0-64-22-80-48-20-34-20-79-20-105z">
          <text:p/>
        </draw:path>
        <draw:path draw:style-name="gr3" draw:text-style-name="P7" draw:layer="layout" svg:width="0.481cm" svg:height="0.308cm" svg:x="16.855cm" svg:y="11.561cm" svg:viewBox="0 0 482 309" svg:d="M422 68c14-36 36-44 60-46 0-7 0-15 0-22-16 2-36 2-52 2-20 0-52 0-64-2 0 7 0 15 0 22 24 2 40 14 40 34 0 4 0 6-4 14-22 60-43 119-64 179-23-65-46-130-68-195-4-8-4-10-4-12 0-20 26-20 40-20 0-7 0-15 0-22-20 2-56 2-72 2-22 0-42 0-62-2 0 7 0 15 0 22 26 0 36 2 44 10 4 6 10 26 16 40-20 56-40 113-60 169-23-62-45-125-68-187-2-8-2-10-2-12 0-20 26-20 40-20 0-7 0-15 0-22-20 2-60 2-76 2-2 0-40 0-66-2 0 7 0 15 0 22 36 0 44 2 52 24 30 83 60 166 90 249 2 10 4 14 14 14s10-4 14-14c23-66 47-131 70-197 24 66 48 133 72 199 4 8 5 12 14 12s12-6 14-12c27-76 54-153 82-229z">
          <text:p/>
        </draw:path>
        <draw:path draw:style-name="gr3" draw:text-style-name="P7" draw:layer="layout" svg:width="0.271cm" svg:height="0.32cm" svg:x="17.351cm" svg:y="11.549cm" svg:viewBox="0 0 272 321" svg:d="M58 138c4-104 64-122 88-122 72 0 80 94 80 122-56 0-112 0-168 0zM58 152c65 0 131 0 196 0 16 0 18 0 18-14 0-70-38-138-126-138-82 0-146 72-146 160 0 93 74 161 154 161 86 0 118-78 118-90 0-8-6-8-10-8-6 0-8 4-8 8-26 74-88 74-96 74-34 0-62-22-78-48-22-34-22-79-22-105z">
          <text:p/>
        </draw:path>
        <draw:path draw:style-name="gr3" draw:text-style-name="P7" draw:layer="layout" svg:width="0.321cm" svg:height="0.46cm" svg:x="17.663cm" svg:y="11.547cm" svg:viewBox="0 0 322 461" svg:d="M136 195c-60 0-60-69-60-85 0-18 0-42 10-58 6-10 22-28 50-28 62 0 62 70 62 86 0 18-2 40-12 58-6 8-22 27-50 27zM54 223c0-4 0-20 12-34 28 20 56 22 70 22 66 0 114-47 114-101 0-26-12-52-28-68 24-24 50-28 62-28 2 0 6 0 8 2-8 2-12 10-12 18 0 12 10 20 20 20 8 0 22-4 22-20 0-12-10-34-36-34-14 0-46 4-76 32-28-22-58-26-74-26-66 0-114 50-114 104 0 30 16 56 34 71-10 10-22 34-22 58 0 22 8 48 30 62-42 12-64 42-64 70 0 52 70 90 156 90 82 0 156-36 156-90 0-26-10-62-46-80-38-20-78-20-122-20-16 0-48 0-52-2-22-2-38-24-38-46zM156 445c-72 0-120-36-120-74 0-32 28-58 58-60 14 0 28 0 42 0 60 0 138 0 138 60 0 38-50 74-118 74z">
          <text:p/>
        </draw:path>
        <draw:path draw:style-name="gr3" draw:text-style-name="P7" draw:layer="layout" svg:width="0.083cm" svg:height="0.208cm" svg:x="18.055cm" svg:y="11.377cm" svg:viewBox="0 0 84 209" svg:d="M84 74c0-42-16-74-46-74-26 0-38 20-38 38s12 36 38 36c14 0 24-6 28-10 0-2 0-2 2-2 0 4 0 8 0 12 0 22-4 72-48 115-8 8-8 10-8 12 0 6 2 8 6 8 8 0 66-53 66-135z">
          <text:p/>
        </draw:path>
        <draw:path draw:style-name="gr3" draw:text-style-name="P7" draw:layer="layout" svg:width="0.229cm" svg:height="0.32cm" svg:x="18.213cm" svg:y="11.549cm" svg:viewBox="0 0 230 321" svg:d="M122 178c16 3 74 13 74 65 0 36-24 64-80 64-58 0-84-40-98-100-2-10-2-12-8-12-10 0-10 4-10 18 0 31 0 62 0 92 0 12 0 16 8 16 4 0 4 0 18-14 5-5 0-2 14-16 30 30 62 30 76 30 82 0 114-46 114-96 0-38-22-57-30-67-22-22-50-28-80-34-40-6-86-16-86-56 0-26 18-54 78-54 78 0 82 64 82 84 2 8 8 8 10 8 8 0 8-4 8-18 0-24 0-47 0-70 0-12 0-18-8-18-4 0-4 0-14 10-2 2-8 8-12 10-26-20-56-20-66-20-86 0-112 48-112 88 0 24 12 44 30 58 22 18 42 24 92 32z">
          <text:p/>
        </draw:path>
        <draw:path draw:style-name="gr3" draw:text-style-name="P7" draw:layer="layout" svg:width="0.309cm" svg:height="0.508cm" svg:x="18.74cm" svg:y="11.369cm" svg:viewBox="0 0 310 509" svg:d="M206 221c-30-6-60-13-90-20-44-12-72-49-72-89 0-50 38-92 94-92 116 0 132 116 136 146 2 4 2 10 8 10 10 0 10-4 10-18 0-47 0-94 0-140 0-12 0-18-8-18-4 0-6 2-10 10-8 13-16 27-24 40-22-20-50-50-114-50-78 0-136 62-136 136 0 57 36 109 92 127 8 4 44 12 92 24 20 4 40 10 60 36 14 18 22 42 22 64 0 50-36 100-94 100-20 0-74-2-112-38-40-38-42-82-42-108-2-6-8-6-10-6-8 0-8 4-8 18 0 47 0 93 0 140 0 12 0 16 8 16 4 0 4 0 10-8 0-2 2-4 26-40 20 24 66 48 128 48 82 0 138-68 138-146 0-70-46-128-104-142z">
          <text:p/>
        </draw:path>
        <draw:path draw:style-name="gr3" draw:text-style-name="P7" draw:layer="layout" svg:width="0.219cm" svg:height="0.436cm" svg:x="19.104cm" svg:y="11.433cm" svg:viewBox="0 0 220 437" svg:d="M108 150c33 0 67 0 100 0 0-8 0-15 0-22-33 0-67 0-100 0 0-43 0-85 0-128-6 0-12 0-18 0 0 58-22 132-90 134 0 5 0 10 0 16 20 0 40 0 60 0 0 64 0 129 0 193 0 86 66 94 90 94 50 0 70-50 70-94 0-13 0-27 0-40-6 0-12 0-18 0 0 13 0 25 0 38 0 52-20 80-46 80-48 0-48-64-48-76 0-65 0-130 0-195z">
          <text:p/>
        </draw:path>
        <draw:path draw:style-name="gr3" draw:text-style-name="P7" draw:layer="layout" svg:width="0.235cm" svg:height="0.31cm" svg:x="19.384cm" svg:y="11.553cm" svg:viewBox="0 0 236 311" svg:d="M98 78c0-26 0-52 0-78-33 3-65 5-98 8 0 7 0 15 0 22 48 0 54 6 54 40 0 62 0 125 0 187 0 32-8 32-54 32 0 8 0 15 0 22 26-2 60-4 80-4 28 0 60 0 88 4 0-7 0-14 0-22-5 0-9 0-14 0-52 0-54-8-54-34 0-36 0-72 0-107 0-70 30-132 84-132 4 0 6 0 8 2-2 0-16 8-16 26 0 20 14 30 30 30 12 0 30-8 30-30s-22-44-52-44c-52 0-76 48-86 78z">
          <text:p/>
        </draw:path>
        <draw:path draw:style-name="gr3" draw:text-style-name="P7" draw:layer="layout" svg:width="0.271cm" svg:height="0.32cm" svg:x="19.658cm" svg:y="11.549cm" svg:viewBox="0 0 272 321" svg:d="M60 138c4-104 64-122 86-122 74 0 80 94 80 122-55 0-111 0-166 0zM60 152c65 0 131 0 196 0 14 0 16 0 16-14 0-70-38-138-126-138-80 0-146 72-146 160 0 93 74 161 156 161 86 0 116-78 116-90 0-8-4-8-8-8-6 0-8 4-10 8-24 74-88 74-94 74-36 0-64-22-80-48-20-34-20-79-20-105z">
          <text:p/>
        </draw:path>
        <draw:path draw:style-name="gr3" draw:text-style-name="P7" draw:layer="layout" svg:width="0.229cm" svg:height="0.32cm" svg:x="19.974cm" svg:y="11.549cm" svg:viewBox="0 0 230 321" svg:d="M124 178c16 3 72 13 72 65 0 36-24 64-78 64-60 0-86-40-98-100-2-10-4-12-10-12-10 0-10 4-10 18 0 31 0 62 0 92 0 12 0 16 8 16 4 0 3-1 18-14 1-1 2-2 14-16 30 30 62 30 78 30 80 0 112-46 112-96 0-38-20-57-30-67-22-22-50-28-80-34-38-6-86-16-86-56 0-26 18-54 80-54 76 0 80 64 82 84 0 8 6 8 8 8 8 0 8-4 8-18 0-24 0-47 0-70 0-12 0-18-6-18-4 0-6 0-14 10-4 2-10 8-12 10-28-20-56-20-66-20-86 0-114 48-114 88 0 24 12 44 30 58 24 18 42 24 94 32z">
          <text:p/>
        </draw:path>
        <draw:path draw:style-name="gr3" draw:text-style-name="P7" draw:layer="layout" svg:width="0.229cm" svg:height="0.32cm" svg:x="20.251cm" svg:y="11.549cm" svg:viewBox="0 0 230 321" svg:d="M122 178c16 3 74 13 74 65 0 36-24 64-80 64-58 0-84-40-98-100-2-10-2-12-10-12s-8 4-8 18c0 31 0 62 0 92 0 12 0 16 8 16 4 0 4 0 18-14 5-5 0-2 14-16 30 30 62 30 76 30 82 0 114-46 114-96 0-38-22-57-30-67-24-22-50-28-80-34-40-6-86-16-86-56 0-26 18-54 78-54 78 0 82 64 82 84 2 8 5 5 8 8 10 0 10-4 10-18 0-24 0-47 0-70 0-12 0-18-8-18-4 0-4 0-14 10-2 2-8 8-12 10-26-20-56-20-66-20-86 0-112 48-112 88 0 24 12 44 30 58 22 18 42 24 92 32z">
          <text:p/>
        </draw:path>
        <draw:path draw:style-name="gr2" draw:text-style-name="P6" draw:layer="layout" svg:width="2.732cm" svg:height="0.563cm" svg:x="5.721cm" svg:y="11.378cm" svg:viewBox="0 0 2733 564" svg:d="M0 0c911 0 1822 0 2733 0 0 188 0 376 0 564-911 0-1822 0-2733 0 0-188 0-376 0-564z">
          <text:p/>
        </draw:path>
        <draw:path draw:style-name="gr3" draw:text-style-name="P7" draw:layer="layout" svg:width="0.369cm" svg:height="0.515cm" svg:x="5.713cm" svg:y="11.342cm" svg:viewBox="0 0 370 516" svg:d="M298 263c-8-44-36-82-92-82-42 0-88 10-142 66-58 58-64 122-64 144 0 44 30 125 130 125 166 0 240-235 240-335 0-111-66-181-152-181-102 0-134 92-134 110 0 10 6 26 26 26 24 0 38-22 38-38 0-24-22-24-32-24 30-52 80-56 100-56 52 0 100 36 100 126 0 27-4 63-18 119zM132 496c-78 0-78-71-78-79 0-18 18-116 46-158 28-40 64-62 106-62 78 0 78 78 78 92 0 50-44 207-152 207z">
          <text:p/>
        </draw:path>
        <draw:path draw:style-name="gr3" draw:text-style-name="P7" draw:layer="layout" svg:width="0.365cm" svg:height="0.444cm" svg:x="6.075cm" svg:y="11.534cm" svg:viewBox="0 0 366 445" svg:d="M54 395c-6 24-8 28-38 28-8 0-16 0-16 14 0 6 2 8 8 8 20 0 40-2 60-2 22 0 46 2 70 2 2 0 12 0 12-14 0-8-8-8-18-8-34 0-34-4-34-10 0-10 30-124 34-142 10 22 28 46 64 46 82 0 170-102 170-205 0-66-40-112-94-112-34 0-68 26-92 52-6-38-36-52-62-52-32 0-46 28-52 40-14 24-22 66-22 68 0 8 6 8 8 8 8 0 8-2 12-18 12-48 26-82 52-82 12 0 22 6 22 32 0 16-4 24-6 36-26 103-52 207-78 311zM178 92c4-20 24-40 36-50 24-22 44-26 56-26 28 0 46 25 46 66s-24 121-36 147c-24 50-58 72-84 72-46 0-56-58-56-62 0-2 0-2 2-12 12-45 24-90 36-135z">
          <text:p/>
        </draw:path>
        <draw:path draw:style-name="gr3" draw:text-style-name="P7" draw:layer="layout" svg:width="0.301cm" svg:height="0.22cm" svg:x="6.48cm" svg:y="11.731cm" svg:viewBox="0 0 302 221" svg:d="M238 148c46-46 64-112 64-118s-6-6-8-6c-8 0-8 2-12 12-8 32-24 62-44 90-2-8-2-40-4-46-6-48-44-80-92-80-72 0-142 68-142 136 0 45 32 85 90 85 44 0 86-20 114-42 10 36 36 42 50 42 28 0 46-24 46-34 0-6-6-6-8-6-6 0-8 2-8 4-6 20-22 22-28 22s-16 0-18-59zM200 163c-48 40-90 44-108 44-34 0-52-22-52-54 0-13 8-67 34-101 22-30 50-38 66-38 40 0 52 38 56 68 2 22 2 56 4 81z">
          <text:p/>
        </draw:path>
        <draw:path draw:style-name="gr3" draw:text-style-name="P7" draw:layer="layout" svg:width="0.429cm" svg:height="0.027cm" svg:x="7.064cm" svg:y="11.653cm" svg:viewBox="0 0 430 28" svg:d="M404 28c12 0 26 0 26-14s-14-14-26-14c-127 0-253 0-380 0-12 0-24 0-24 14s12 14 24 14c127 0 253 0 380 0z">
          <text:p/>
        </draw:path>
        <draw:path draw:style-name="gr3" draw:text-style-name="P7" draw:layer="layout" svg:width="0.499cm" svg:height="0.473cm" svg:x="7.733cm" svg:y="11.368cm" svg:viewBox="0 0 500 474" svg:d="M186 247c22 0 45 0 68 0 54 0 60 12 60 32 0 4 0 14-6 34-2 4-2 6-2 8 0 6 4 8 8 8 8 0 8-2 12-14 12-51 25-101 38-152 2-8 2-10 2-11 0-2-1-8-8-8s-8 4-12 15c-14 54-30 66-90 66-22 0-43 0-64 0 15-59 30-118 46-177 6-24 6-28 38-28 30 0 61 0 92 0 86 0 102 24 102 78 0 16 0 20-2 38 0 10 0 10 0 12 0 4 2 7 8 7 8 0 8-3 9-15 5-41 10-82 14-122 2-18-2-18-19-18-115 0-230 0-344 0-14 0-20 0-20 14 0 6 6 6 18 6 26 0 46 0 46 14 0 2 0 4-4 16-31 123-61 247-92 371-6 26-8 32-64 32-12 0-20 0-20 13 0 8 10 8 12 8 20 0 72-2 92-2 24 0 82 2 104 2 6 0 16 0 16-14 0-3-4-5-4-7-4 0-4 0-20 0s-20 0-38-2c-20-2-22-4-22-14 1-6 0-4 4-16 14-58 28-116 42-174z">
          <text:p/>
        </draw:path>
        <draw:path draw:style-name="gr3" draw:text-style-name="P7" draw:layer="layout" svg:width="0.301cm" svg:height="0.22cm" svg:x="8.188cm" svg:y="11.731cm" svg:viewBox="0 0 302 221" svg:d="M238 148c46-46 64-112 64-118s-6-6-8-6c-8 0-8 2-10 12-10 32-26 62-46 90 0-8-2-40-2-46-8-48-46-80-94-80-72 0-142 68-142 136 0 45 34 85 90 85 46 0 86-20 114-42 10 36 36 42 50 42 30 0 48-24 48-34 0-6-6-6-10-6-6 0-6 2-8 4-6 20-22 22-28 22s-14 0-18-59zM200 163c-48 40-90 44-108 44-32 0-52-22-52-54 0-13 8-67 34-101 22-30 50-38 68-38 38 0 50 38 54 68 2 22 2 56 4 81z">
          <text:p/>
        </draw:path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14" draw:layer="layout" svg:width="15.24cm" svg:height="3.81cm" svg:x="3.17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5" draw:layer="layout" svg:width="25.191cm" svg:height="1.277cm" svg:x="1.399cm" svg:y="0.627cm" presentation:class="title" presentation:user-transformed="true">
          <draw:text-box>
            <text:p text:style-name="P4"><text:span text:style-name="T5">C</text:span><text:span text:style-name="T5">h</text:span><text:span text:style-name="T5">e</text:span><text:span text:style-name="T5">m</text:span><text:span text:style-name="T5">i</text:span><text:span text:style-name="T5">c</text:span><text:span text:style-name="T5">a</text:span><text:span text:style-name="T5">l</text:span><text:span text:style-name="T5"> </text:span><text:span text:style-name="T5">P</text:span><text:span text:style-name="T5">o</text:span><text:span text:style-name="T5">t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 </text:span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g>
          <svg:title>TexMaths</svg:title>
          <svg:desc>20§display§\partial_t( \rho u) + \partial_{\beta}( \rho u_{\alpha} u_{\beta} ) = -\partial_{\alpha} P_{\alpha \beta} + \partial_{\beta} \sigma_{\alpha \beta} §svg§600§FALSE§</svg:desc>
          <draw:path draw:style-name="gr2" draw:text-style-name="P6" draw:layer="layout" svg:width="12.103cm" svg:height="0.651cm" svg:x="6.355cm" svg:y="2.769cm" svg:viewBox="0 0 12104 652" svg:d="M6051 652c-2017 0-4034 0-6051 0 0-217 0-435 0-652 4035 0 8069 0 12104 0 0 217 0 435 0 652-2017 0-4036 0-6053 0z">
            <text:p/>
          </draw:path>
          <draw:path draw:style-name="gr3" draw:text-style-name="P7" draw:layer="layout" svg:width="0.369cm" svg:height="0.514cm" svg:x="6.347cm" svg:y="2.75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6.713cm" svg:y="3.056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7.009cm" svg:y="2.733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7.235cm" svg:y="2.948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7.597cm" svg:y="2.948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8.018cm" svg:y="2.733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8.446cm" svg:y="2.851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9.138cm" svg:y="2.757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9.507cm" svg:y="3.016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9.931cm" svg:y="2.733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0.155cm" svg:y="2.948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0.519cm" svg:y="2.948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0.931cm" svg:y="3.146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1.32cm" svg:y="2.948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1.726cm" svg:y="3.016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2.122cm" svg:y="2.733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2.59cm" svg:y="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3.35cm" svg:y="3.068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3.866cm" svg:y="2.757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4.241cm" svg:y="3.146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4.639cm" svg:y="2.781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5.093cm" svg:y="3.146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5.451cm" svg:y="3.016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6.002cm" svg:y="2.851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16.694cm" svg:y="2.757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7.062cm" svg:y="3.016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17.443cm" svg:y="2.956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17.849cm" svg:y="3.146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18.207cm" svg:y="3.016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text{External Force: }F_\alpha = - \rho \partial_\alpha \mu^{nid}§svg§600§TRUE§</svg:desc>
          <draw:path draw:style-name="gr3" draw:text-style-name="P7" draw:layer="layout" svg:width="0.433cm" svg:height="0.474cm" svg:x="6.35cm" svg:y="10.262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  <text:p/>
          </draw:path>
          <draw:path draw:style-name="gr3" draw:text-style-name="P7" draw:layer="layout" svg:width="0.353cm" svg:height="0.3cm" svg:x="6.812cm" svg:y="10.435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  <text:p/>
          </draw:path>
          <draw:path draw:style-name="gr3" draw:text-style-name="P7" draw:layer="layout" svg:width="0.219cm" svg:height="0.436cm" svg:x="7.188cm" svg:y="10.308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  <text:p/>
          </draw:path>
          <draw:path draw:style-name="gr3" draw:text-style-name="P7" draw:layer="layout" svg:width="0.271cm" svg:height="0.32cm" svg:x="7.468cm" svg:y="10.423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  <text:p/>
          </draw:path>
          <draw:path draw:style-name="gr3" draw:text-style-name="P7" draw:layer="layout" svg:width="0.235cm" svg:height="0.308cm" svg:x="7.78cm" svg:y="10.427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353cm" svg:height="0.308cm" svg:x="8.058cm" svg:y="10.427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  <text:p/>
          </draw:path>
          <draw:path draw:style-name="gr3" draw:text-style-name="P7" draw:layer="layout" svg:width="0.315cm" svg:height="0.32cm" svg:x="8.456cm" svg:y="10.423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  <text:p/>
          </draw:path>
          <draw:path draw:style-name="gr3" draw:text-style-name="P7" draw:layer="layout" svg:width="0.155cm" svg:height="0.484cm" svg:x="8.799cm" svg:y="10.252cm" svg:viewBox="0 0 156 485" svg:d="M102 0c-34 3-68 5-102 8 0 7 0 15 0 22 50 0 56 4 56 40 0 121 0 242 0 363 0 30-8 30-56 30 0 7 0 14 0 22 24 0 61-2 78-2s52 2 78 2c0-8 0-15 0-22-46 0-54 0-54-30 0-144 0-289 0-433z">
            <text:p/>
          </draw:path>
          <draw:path draw:style-name="gr3" draw:text-style-name="P7" draw:layer="layout" svg:width="0.405cm" svg:height="0.474cm" svg:x="9.229cm" svg:y="10.262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  <text:p/>
          </draw:path>
          <draw:path draw:style-name="gr3" draw:text-style-name="P7" draw:layer="layout" svg:width="0.311cm" svg:height="0.32cm" svg:x="9.625cm" svg:y="10.423cm" svg:viewBox="0 0 312 321" svg:d="M312 164c0-88-70-164-156-164s-156 78-156 164c0 91 74 157 156 157 86 0 156-68 156-157zM156 303c-30 0-60-14-80-46-16-30-16-73-16-97 0-28 0-66 16-96 20-34 52-48 80-48 32 0 62 16 80 46s18 70 18 98c0 24 0 61-16 91-14 32-46 52-82 52z">
            <text:p/>
          </draw:path>
          <draw:path draw:style-name="gr3" draw:text-style-name="P7" draw:layer="layout" svg:width="0.235cm" svg:height="0.308cm" svg:x="9.977cm" svg:y="10.427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267cm" svg:height="0.32cm" svg:x="10.257cm" svg:y="10.423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  <text:p/>
          </draw:path>
          <draw:path draw:style-name="gr3" draw:text-style-name="P7" draw:layer="layout" svg:width="0.271cm" svg:height="0.32cm" svg:x="10.565cm" svg:y="10.423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  <text:p/>
          </draw:path>
          <draw:path draw:style-name="gr3" draw:text-style-name="P7" draw:layer="layout" svg:width="0.075cm" svg:height="0.3cm" svg:x="10.917cm" svg:y="10.435cm" svg:viewBox="0 0 76 301" svg:d="M76 38c0-20-18-38-38-38s-38 18-38 38 18 36 38 36 38-16 38-36zM76 265c0-20-18-38-38-38s-38 18-38 38 18 36 38 36 38-16 38-36z">
            <text:p/>
          </draw:path>
          <draw:path draw:style-name="gr3" draw:text-style-name="P7" draw:layer="layout" svg:width="0.403cm" svg:height="0.474cm" svg:x="11.389cm" svg:y="10.262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  <text:p/>
          </draw:path>
          <draw:path draw:style-name="gr3" draw:text-style-name="P7" draw:layer="layout" svg:width="0.301cm" svg:height="0.218cm" svg:x="11.855cm" svg:y="10.627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  <text:p/>
          </draw:path>
          <draw:path draw:style-name="gr3" draw:text-style-name="P7" draw:layer="layout" svg:width="0.467cm" svg:height="0.163cm" svg:x="12.459cm" svg:y="10.481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429cm" svg:height="0.027cm" svg:x="13.219cm" svg:y="10.549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6cm" svg:x="13.728cm" svg:y="10.427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  <text:p/>
          </draw:path>
          <draw:path draw:style-name="gr3" draw:text-style-name="P7" draw:layer="layout" svg:width="0.369cm" svg:height="0.516cm" svg:x="14.098cm" svg:y="10.236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  <text:p/>
          </draw:path>
          <draw:path draw:style-name="gr3" draw:text-style-name="P7" draw:layer="layout" svg:width="0.301cm" svg:height="0.218cm" svg:x="14.474cm" svg:y="10.627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  <text:p/>
          </draw:path>
          <draw:path draw:style-name="gr3" draw:text-style-name="P7" draw:layer="layout" svg:width="0.381cm" svg:height="0.46cm" svg:x="14.864cm" svg:y="10.427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  <text:p/>
          </draw:path>
          <draw:path draw:style-name="gr3" draw:text-style-name="P7" draw:layer="layout" svg:width="0.299cm" svg:height="0.22cm" svg:x="15.29cm" svg:y="10.268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  <text:p/>
          </draw:path>
          <draw:path draw:style-name="gr3" draw:text-style-name="P7" draw:layer="layout" svg:width="0.147cm" svg:height="0.328cm" svg:x="15.638cm" svg:y="10.16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  <text:p/>
          </draw:path>
          <draw:path draw:style-name="gr3" draw:text-style-name="P7" draw:layer="layout" svg:width="0.251cm" svg:height="0.344cm" svg:x="15.844cm" svg:y="10.144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  <text:p/>
          </draw:path>
        </draw:g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FALSE§</svg:desc>
          <draw:path draw:style-name="gr2" draw:text-style-name="P6" draw:layer="layout" svg:width="15.519cm" svg:height="0.721cm" svg:x="4.708cm" svg:y="8.265cm" svg:viewBox="0 0 15520 722" svg:d="M7759 722c-2586 0-5173 0-7759 0 0-240 0-481 0-722 5173 0 10347 0 15520 0 0 241 0 482 0 722-2587 0-5174 0-7761 0z">
            <text:p/>
          </draw:path>
          <draw:path draw:style-name="gr3" draw:text-style-name="P7" draw:layer="layout" svg:width="0.369cm" svg:height="0.514cm" svg:x="4.7cm" svg:y="8.323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3" draw:text-style-name="P7" draw:layer="layout" svg:width="0.165cm" svg:height="0.31cm" svg:x="5.066cm" svg:y="8.622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3" draw:text-style-name="P7" draw:layer="layout" svg:width="0.163cm" svg:height="0.697cm" svg:x="5.362cm" svg:y="8.299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3" draw:text-style-name="P7" draw:layer="layout" svg:width="0.331cm" svg:height="0.458cm" svg:x="5.588cm" svg:y="8.514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3" draw:text-style-name="P7" draw:layer="layout" svg:width="0.361cm" svg:height="0.314cm" svg:x="5.95cm" svg:y="8.514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3" draw:text-style-name="P7" draw:layer="layout" svg:width="0.163cm" svg:height="0.697cm" svg:x="6.372cm" svg:y="8.299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3" draw:text-style-name="P7" draw:layer="layout" svg:width="0.465cm" svg:height="0.466cm" svg:x="6.802cm" svg:y="8.415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7.492cm" svg:y="8.323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3" draw:text-style-name="P7" draw:layer="layout" svg:width="0.287cm" svg:height="0.44cm" svg:x="7.861cm" svg:y="8.582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3" draw:text-style-name="P7" draw:layer="layout" svg:width="0.163cm" svg:height="0.697cm" svg:x="8.286cm" svg:y="8.299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3" draw:text-style-name="P7" draw:layer="layout" svg:width="0.329cm" svg:height="0.458cm" svg:x="8.512cm" svg:y="8.514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3" draw:text-style-name="P7" draw:layer="layout" svg:width="0.361cm" svg:height="0.314cm" svg:x="8.873cm" svg:y="8.514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3" draw:text-style-name="P7" draw:layer="layout" svg:width="0.301cm" svg:height="0.22cm" svg:x="9.285cm" svg:y="8.712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3" draw:text-style-name="P7" draw:layer="layout" svg:width="0.361cm" svg:height="0.314cm" svg:x="9.675cm" svg:y="8.514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3" draw:text-style-name="P7" draw:layer="layout" svg:width="0.287cm" svg:height="0.44cm" svg:x="10.081cm" svg:y="8.582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3" draw:text-style-name="P7" draw:layer="layout" svg:width="0.161cm" svg:height="0.697cm" svg:x="10.477cm" svg:y="8.299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3" draw:text-style-name="P7" draw:layer="layout" svg:width="0.467cm" svg:height="0.163cm" svg:x="10.945cm" svg:y="8.5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429cm" svg:height="0.027cm" svg:x="11.705cm" svg:y="8.634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58cm" svg:x="12.215cm" svg:y="8.514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3" draw:text-style-name="P7" draw:layer="layout" svg:width="0.369cm" svg:height="0.514cm" svg:x="12.585cm" svg:y="8.323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3" draw:text-style-name="P7" draw:layer="layout" svg:width="0.301cm" svg:height="0.22cm" svg:x="12.961cm" svg:y="8.712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3" draw:text-style-name="P7" draw:layer="layout" svg:width="0.379cm" svg:height="0.458cm" svg:x="13.353cm" svg:y="8.514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3" draw:text-style-name="P7" draw:layer="layout" svg:width="0.149cm" svg:height="0.328cm" svg:x="13.777cm" svg:y="8.245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3" draw:text-style-name="P7" draw:layer="layout" svg:width="0.253cm" svg:height="0.344cm" svg:x="13.983cm" svg:y="8.229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3" draw:text-style-name="P7" draw:layer="layout" svg:width="0.429cm" svg:height="0.027cm" svg:x="14.495cm" svg:y="8.634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58cm" svg:x="15.161cm" svg:y="8.514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3" draw:text-style-name="P7" draw:layer="layout" svg:width="0.369cm" svg:height="0.514cm" svg:x="15.531cm" svg:y="8.323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3" draw:text-style-name="P7" draw:layer="layout" svg:width="0.301cm" svg:height="0.22cm" svg:x="15.907cm" svg:y="8.712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3" draw:text-style-name="P7" draw:layer="layout" svg:width="0.379cm" svg:height="0.458cm" svg:x="16.299cm" svg:y="8.514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3" draw:text-style-name="P7" draw:layer="layout" svg:width="0.301cm" svg:height="0.22cm" svg:x="16.722cm" svg:y="8.353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3" draw:text-style-name="P7" draw:layer="layout" svg:width="0.149cm" svg:height="0.328cm" svg:x="17.07cm" svg:y="8.245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3" draw:text-style-name="P7" draw:layer="layout" svg:width="0.251cm" svg:height="0.344cm" svg:x="17.276cm" svg:y="8.229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3" draw:text-style-name="P7" draw:layer="layout" svg:width="0.465cm" svg:height="0.466cm" svg:x="17.77cm" svg:y="8.415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18.46cm" svg:y="8.323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3" draw:text-style-name="P7" draw:layer="layout" svg:width="0.287cm" svg:height="0.44cm" svg:x="18.83cm" svg:y="8.582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3" draw:text-style-name="P7" draw:layer="layout" svg:width="0.371cm" svg:height="0.306cm" svg:x="19.212cm" svg:y="8.522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3" draw:text-style-name="P7" draw:layer="layout" svg:width="0.301cm" svg:height="0.22cm" svg:x="19.618cm" svg:y="8.712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3" draw:text-style-name="P7" draw:layer="layout" svg:width="0.287cm" svg:height="0.44cm" svg:x="19.976cm" svg:y="8.582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11" draw:text-style-name="P15" draw:layer="layout" svg:width="8.255cm" svg:height="1.665cm" svg:x="3.81cm" svg:y="4.445cm">
          <draw:text-box>
            <text:p><text:span text:style-name="T4">G</text:span><text:span text:style-name="T4">i</text:span><text:span text:style-name="T4">b</text:span><text:span text:style-name="T4">b</text:span><text:span text:style-name="T4">s</text:span><text:span text:style-name="T4">-</text:span><text:span text:style-name="T4">D</text:span><text:span text:style-name="T4">u</text:span><text:span text:style-name="T4">h</text:span><text:span text:style-name="T4">e</text:span><text:span text:style-name="T4">m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\mu \rightarrow \text{Chemical Potential: }§svg§600§TRUE§</svg:desc>
          <draw:path draw:style-name="gr3" draw:text-style-name="P7" draw:layer="layout" svg:width="0.379cm" svg:height="0.46cm" svg:x="4.133cm" svg:y="6.549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3" draw:text-style-name="P7" draw:layer="layout" svg:width="0.623cm" svg:height="0.364cm" svg:x="4.769cm" svg:y="6.502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3" draw:text-style-name="P7" draw:layer="layout" svg:width="0.427cm" svg:height="0.508cm" svg:x="5.667cm" svg:y="6.366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3" draw:text-style-name="P7" draw:layer="layout" svg:width="0.353cm" svg:height="0.484cm" svg:x="6.156cm" svg:y="6.374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3" draw:text-style-name="P7" draw:layer="layout" svg:width="0.271cm" svg:height="0.32cm" svg:x="6.544cm" svg:y="6.545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3" draw:text-style-name="P7" draw:layer="layout" svg:width="0.547cm" svg:height="0.308cm" svg:x="6.86cm" svg:y="6.549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3" draw:text-style-name="P7" draw:layer="layout" svg:width="0.149cm" svg:height="0.466cm" svg:x="7.446cm" svg:y="6.392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3" draw:text-style-name="P7" draw:layer="layout" svg:width="0.267cm" svg:height="0.32cm" svg:x="7.642cm" svg:y="6.545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3" draw:text-style-name="P7" draw:layer="layout" svg:width="0.315cm" svg:height="0.32cm" svg:x="7.96cm" svg:y="6.545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3" draw:text-style-name="P7" draw:layer="layout" svg:width="0.155cm" svg:height="0.484cm" svg:x="8.304cm" svg:y="6.374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3" draw:text-style-name="P7" draw:layer="layout" svg:width="0.413cm" svg:height="0.476cm" svg:x="8.736cm" svg:y="6.382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3" draw:text-style-name="P7" draw:layer="layout" svg:width="0.309cm" svg:height="0.32cm" svg:x="9.19cm" svg:y="6.545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3" draw:text-style-name="P7" draw:layer="layout" svg:width="0.219cm" svg:height="0.436cm" svg:x="9.534cm" svg:y="6.43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3" draw:text-style-name="P7" draw:layer="layout" svg:width="0.271cm" svg:height="0.32cm" svg:x="9.813cm" svg:y="6.545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3" draw:text-style-name="P7" draw:layer="layout" svg:width="0.351cm" svg:height="0.308cm" svg:x="10.129cm" svg:y="6.549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19cm" svg:height="0.436cm" svg:x="10.489cm" svg:y="6.43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3" draw:text-style-name="P7" draw:layer="layout" svg:width="0.149cm" svg:height="0.466cm" svg:x="10.773cm" svg:y="6.392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3" draw:text-style-name="P7" draw:layer="layout" svg:width="0.315cm" svg:height="0.32cm" svg:x="10.975cm" svg:y="6.545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3" draw:text-style-name="P7" draw:layer="layout" svg:width="0.155cm" svg:height="0.484cm" svg:x="11.319cm" svg:y="6.374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3" draw:text-style-name="P7" draw:layer="layout" svg:width="0.073cm" svg:height="0.3cm" svg:x="11.553cm" svg:y="6.557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3" draw:text-style-name="P7" draw:layer="layout" svg:width="0.369cm" svg:height="0.516cm" svg:x="12.18cm" svg:y="4.53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3" draw:text-style-name="P7" draw:layer="layout" svg:width="0.285cm" svg:height="0.44cm" svg:x="12.549cm" svg:y="4.794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3" draw:text-style-name="P7" draw:layer="layout" svg:width="0.501cm" svg:height="0.476cm" svg:x="12.932cm" svg:y="4.557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3" draw:text-style-name="P7" draw:layer="layout" svg:width="0.301cm" svg:height="0.22cm" svg:x="13.385cm" svg:y="4.924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3" draw:text-style-name="P7" draw:layer="layout" svg:width="0.285cm" svg:height="0.44cm" svg:x="13.745cm" svg:y="4.794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3" draw:text-style-name="P7" draw:layer="layout" svg:width="0.467cm" svg:height="0.163cm" svg:x="14.333cm" svg:y="4.77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31cm" svg:height="0.46cm" svg:x="15.057cm" svg:y="4.724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3" draw:text-style-name="P7" draw:layer="layout" svg:width="0.369cm" svg:height="0.516cm" svg:x="15.427cm" svg:y="4.53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3" draw:text-style-name="P7" draw:layer="layout" svg:width="0.301cm" svg:height="0.22cm" svg:x="15.802cm" svg:y="4.924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3" draw:text-style-name="P7" draw:layer="layout" svg:width="0.381cm" svg:height="0.46cm" svg:x="16.192cm" svg:y="4.724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^{id} + \mu^{nid}§svg§600§TRUE§</svg:desc>
          <draw:path draw:style-name="gr3" draw:text-style-name="P7" draw:layer="layout" svg:width="0.379cm" svg:height="0.46cm" svg:x="12.044cm" svg:y="6.495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<text:p/>
          </draw:path>
          <draw:path draw:style-name="gr3" draw:text-style-name="P7" draw:layer="layout" svg:width="0.467cm" svg:height="0.163cm" svg:x="12.68cm" svg:y="6.54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79cm" svg:height="0.46cm" svg:x="13.403cm" svg:y="6.495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<text:p/>
          </draw:path>
          <draw:path draw:style-name="gr3" draw:text-style-name="P7" draw:layer="layout" svg:width="0.147cm" svg:height="0.328cm" svg:x="13.829cm" svg:y="6.226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<text:p/>
          </draw:path>
          <draw:path draw:style-name="gr3" draw:text-style-name="P7" draw:layer="layout" svg:width="0.253cm" svg:height="0.344cm" svg:x="14.033cm" svg:y="6.21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<text:p/>
          </draw:path>
          <draw:path draw:style-name="gr3" draw:text-style-name="P7" draw:layer="layout" svg:width="0.467cm" svg:height="0.466cm" svg:x="14.527cm" svg:y="6.395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<text:p/>
          </draw:path>
          <draw:path draw:style-name="gr3" draw:text-style-name="P7" draw:layer="layout" svg:width="0.381cm" svg:height="0.46cm" svg:x="15.211cm" svg:y="6.495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<text:p/>
          </draw:path>
          <draw:path draw:style-name="gr3" draw:text-style-name="P7" draw:layer="layout" svg:width="0.299cm" svg:height="0.22cm" svg:x="15.636cm" svg:y="6.334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<text:p/>
          </draw:path>
          <draw:path draw:style-name="gr3" draw:text-style-name="P7" draw:layer="layout" svg:width="0.147cm" svg:height="0.328cm" svg:x="15.984cm" svg:y="6.226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<text:p/>
          </draw:path>
          <draw:path draw:style-name="gr3" draw:text-style-name="P7" draw:layer="layout" svg:width="0.253cm" svg:height="0.344cm" svg:x="16.188cm" svg:y="6.21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2.629cm" svg:x="1.47cm" svg:y="0.634cm" presentation:class="title" presentation:user-transformed="true">
          <draw:text-box>
            <text:p text:style-name="P4"><text:span text:style-name="T6">F</text:span><text:span text:style-name="T6">o</text:span><text:span text:style-name="T6">r</text:span><text:span text:style-name="T6">c</text:span><text:span text:style-name="T6">e</text:span><text:span text:style-name="T6"> </text:span><text:span text:style-name="T6">A</text:span><text:span text:style-name="T6">d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L</text:span><text:span text:style-name="T6">B</text:span><text:span text:style-name="T6">M</text:span></text:p>
          </draw:text-box>
        </draw:frame>
        <draw:frame presentation:style-name="pr7" draw:text-style-name="P1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placeholder="true">
          <draw:text-box/>
        </draw:frame>
        <draw:frame presentation:style-name="pr7" draw:text-style-name="P1" draw:layer="layout" svg:width="25.191cm" svg:height="9.133cm" svg:x="1.399cm" svg:y="3.684cm" presentation:class="outline" presentation:placeholder="true">
          <draw:text-box/>
        </draw:frame>
        <draw:g>
          <svg:title>TexMaths</svg:title>
          <svg:desc>20§inline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6" draw:layer="layout" svg:width="17.261cm" svg:height="0.767cm" svg:x="5.042cm" svg:y="9.748cm" svg:viewBox="0 0 17262 768" svg:d="M8631 768c-2877 0-5754 0-8631 0 0-256 0-512 0-768 5754 0 11508 0 17262 0 0 256 0 512 0 768-2877 0-5754 0-8631 0z">
            <text:p/>
          </draw:path>
          <draw:path draw:style-name="gr3" draw:text-style-name="P7" draw:layer="layout" svg:width="0.467cm" svg:height="0.163cm" svg:x="5.046cm" svg:y="10.05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5.776cm" svg:y="9.806cm" svg:viewBox="0 0 370 517" svg:d="M298 263c-8-41-36-81-90-81-44 0-90 12-144 65-58 58-64 124-64 146 0 42 32 124 130 124 168 0 240-236 240-335 0-112-66-182-152-182-102 0-134 92-134 112 0 10 6 24 26 24 24 0 38-22 38-38 0-24-22-24-32-24 30-52 80-56 100-56 52 0 102 36 102 126 0 28-4 64-20 119zM132 497c-78 0-78-72-78-78 0-20 18-118 46-160 30-39 64-61 108-61 76 0 78 77 78 91 0 50-46 208-154 208z">
            <text:p/>
          </draw:path>
          <draw:path draw:style-name="gr3" draw:text-style-name="P7" draw:layer="layout" svg:width="0.301cm" svg:height="0.219cm" svg:x="6.152cm" svg:y="10.197cm" svg:viewBox="0 0 302 220" svg:d="M238 146c46-46 64-112 64-116 0-8-6-8-8-8-8 0-8 2-10 14-10 32-26 62-46 88 0-8-2-40-2-44-8-50-46-80-94-80-72 0-142 66-142 136 0 44 32 84 90 84 46 0 86-20 114-40 10 36 36 40 50 40 30 0 48-24 48-34 0-6-6-6-10-6-6 0-6 2-8 6-6 18-22 22-28 22s-14 0-18-62zM200 164c-48 38-90 44-108 44-34 0-52-22-52-56 0-14 8-68 34-102 22-28 50-36 68-36 38 0 50 36 54 68 2 20 2 56 4 82z">
            <text:p/>
          </draw:path>
          <draw:path draw:style-name="gr3" draw:text-style-name="P7" draw:layer="layout" svg:width="0.365cm" svg:height="0.444cm" svg:x="6.5cm" svg:y="9.997cm" svg:viewBox="0 0 366 445" svg:d="M54 395c-6 24-8 30-38 30-8 0-16 0-16 12 0 6 2 8 8 8 20 0 40-2 60-2 22 0 46 2 70 2 2 0 12 0 12-14 0-6-8-6-18-6-34 0-34-6-34-12 0-8 30-122 34-140 10 20 30 44 64 44 82 0 170-101 170-205 0-66-40-112-94-112-34 0-68 26-92 54-6-38-36-54-62-54-32 0-46 28-52 40-14 24-22 66-22 68 0 8 6 8 8 8 8 0 8 0 12-16 12-50 26-84 52-84 12 0 22 6 22 32 0 16-2 24-6 36-26 104-52 207-78 311zM178 92c4-20 24-38 36-50 24-22 44-26 56-26 28 0 46 24 46 66s-24 122-36 147c-24 50-58 74-84 74-46 0-56-60-56-64 1-3 0-2 2-10 12-45 24-91 36-137z">
            <text:p/>
          </draw:path>
          <draw:path draw:style-name="gr3" draw:text-style-name="P7" draw:layer="layout" svg:width="0.429cm" svg:height="0.027cm" svg:x="7.09cm" svg:y="10.119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43cm" svg:height="0.316cm" svg:x="7.774cm" svg:y="9.997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4-24-28-24-44 0-84 36-116 62-48 40-64 50-90 60 2-8 10-44 14-56 4-18 14-50 14-54 0-12-10-20-22-20-2 0-22 0-28 26-21 86-43 172-64 257z">
            <text:p/>
          </draw:path>
          <draw:path draw:style-name="gr3" draw:text-style-name="P7" draw:layer="layout" svg:width="0.369cm" svg:height="0.516cm" svg:x="8.168cm" svg:y="9.806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7" draw:layer="layout" svg:width="0.301cm" svg:height="0.219cm" svg:x="8.544cm" svg:y="10.197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4-28 52-36 68-36 40 0 50 36 54 68 4 20 2 56 6 82z">
            <text:p/>
          </draw:path>
          <draw:path draw:style-name="gr3" draw:text-style-name="P7" draw:layer="layout" svg:width="0.163cm" svg:height="0.699cm" svg:x="8.982cm" svg:y="9.782cm" svg:viewBox="0 0 164 700" svg:d="M164 694c0-2 0-4-12-16-88-87-110-221-110-327 0-122 26-243 112-331 10-8 10-10 10-12 0-6-4-8-8-8-6 0-70 48-112 138-34 76-44 153-44 213 0 54 8 138 48 218 42 86 102 131 108 131 4 0 8-2 8-6z">
            <text:p/>
          </draw:path>
          <draw:path draw:style-name="gr3" draw:text-style-name="P7" draw:layer="layout" svg:width="0.331cm" svg:height="0.46cm" svg:x="9.208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369cm" svg:height="0.516cm" svg:x="9.577cm" svg:y="9.806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7" draw:layer="layout" svg:width="0.285cm" svg:height="0.44cm" svg:x="9.947cm" svg:y="10.067cm" svg:viewBox="0 0 286 441" svg:d="M286 68c0-44-37-68-79-68-68 0-118 76-130 126-26 103-51 206-76 309-2 2 2 6 6 6s8-2 10-4c10-44 21-88 32-132 10 24 34 44 74 44 68 0 146-50 146-124 0-29-12-57-38-73 24-16 55-44 55-84zM189 150c-6 2-10 4-24 4-8 0-20 0-24-2 6-4 20-4 24-4 8 0 18 0 24 2zM255 60c0 26-12 64-44 80-8-2-18-6-46-6-16 0-42 2-42 18 0 14 16 16 40 16 18 0 32-4 48-8 14 10 22 30 22 52 0 71-48 123-108 123-38 0-66-22-66-62 0-4 2-10 2-14 10-43 21-86 32-129 12-46 56-116 112-116 30 0 50 16 50 46z">
            <text:p/>
          </draw:path>
          <draw:path draw:style-name="gr3" draw:text-style-name="P7" draw:layer="layout" svg:width="0.369cm" svg:height="0.516cm" svg:x="10.329cm" svg:y="9.806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0.699cm" svg:y="10.067cm" svg:viewBox="0 0 286 441" svg:d="M286 68c0-44-36-68-80-68-68 0-118 76-130 126-25 103-50 206-76 309-2 2 4 6 6 6 4 0 8-2 10-4 11-44 22-88 32-132 10 24 34 44 74 44 70 0 146-50 146-124 0-29-12-57-38-73 24-16 56-44 56-84zM190 150c-8 2-12 4-26 4-8 0-20 0-24-2 6-4 20-4 24-4 8 0 18 0 26 2zM254 60c0 26-12 64-44 80-8-2-18-6-46-6-16 0-42 2-42 18 0 14 16 16 42 16 16 0 30-4 46-8 14 10 22 30 22 52 0 71-48 123-108 123-38 0-66-22-66-62 0-4 2-10 2-14 11-43 22-86 32-129 12-46 56-116 112-116 30 0 50 16 50 46z">
            <text:p/>
          </draw:path>
          <draw:path draw:style-name="gr3" draw:text-style-name="P7" draw:layer="layout" svg:width="0.331cm" svg:height="0.46cm" svg:x="11.075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161cm" svg:height="0.699cm" svg:x="11.457cm" svg:y="9.782cm" svg:viewBox="0 0 162 700" svg:d="M162 351c0-56-6-139-46-219-42-86-102-132-110-132-4 0-6 4-6 8 0 2 0 4 14 16 68 70 108 180 108 327 0 120-26 242-114 331-8 8-8 10-8 12 0 4 2 6 6 6 8 0 70-47 112-135 36-78 44-156 44-214z">
            <text:p/>
          </draw:path>
          <draw:path draw:style-name="gr3" draw:text-style-name="P7" draw:layer="layout" svg:width="0.467cm" svg:height="0.464cm" svg:x="11.885cm" svg:y="9.9cm" svg:viewBox="0 0 468 465" svg:d="M248 247c65 0 131 0 196 0 10 0 24 0 24-14 0-13-14-13-24-13-65 0-131 0-196 0 0-66 0-132 0-198 0-8 0-22-14-22s-14 14-14 22c0 66 0 132 0 198-65 0-131 0-196 0-10 0-24 0-24 13 0 14 14 14 24 14 65 0 131 0 196 0 0 66 0 131 0 196 0 10 0 22 14 22s14-12 14-22c0-65 0-130 0-196z">
            <text:p/>
          </draw:path>
          <draw:path draw:style-name="gr3" draw:text-style-name="P7" draw:layer="layout" svg:width="0.345cm" svg:height="0.316cm" svg:x="12.587cm" svg:y="9.997cm" svg:viewBox="0 0 346 317" svg:d="M4 283c-4 10-4 10-4 16 0 12 10 18 20 18 22 0 26-16 32-38 6-26 2-12 32-129 60 2 122 14 122 60 0 4 0 8-2 14-4 11-4 19-4 25 0 40 28 68 64 68 24 0 42-12 56-36 18-30 26-69 26-71 0-6-6-6-8-6-8 0-8 2-10 12-14 47-30 87-62 87-14 0-22-10-22-34 0-12 2-28 6-40 0-6 2-15 2-23 0-66-96-70-136-72 24-12 46-30 66-48 32-26 52-44 80-56-2 4-4 12-4 16 0 8 6 24 28 24s38-20 38-38c0-6-4-24-28-24-44 0-86 36-116 62-48 40-64 50-90 60 2-8 10-44 14-56 4-18 12-50 12-54 0-12-8-20-20-20-2 0-22 0-28 26-21 86-43 172-64 257z">
            <text:p/>
          </draw:path>
          <draw:path draw:style-name="gr3" draw:text-style-name="P7" draw:layer="layout" svg:width="0.369cm" svg:height="0.516cm" svg:x="12.981cm" svg:y="9.806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13.351cm" svg:y="10.067cm" svg:viewBox="0 0 288 441" svg:d="M288 68c0-44-38-68-82-68-66 0-116 76-128 126-26 103-52 206-78 309 0 2 4 6 6 6 6 0 10-2 10-4 11-44 23-88 34-132 10 24 34 44 74 44 68 0 146-50 146-124 0-29-14-57-38-73 24-16 56-44 56-84zM190 150c-8 2-10 4-26 4-6 0-18 0-22-2 4-4 18-4 22-4 8 0 20 0 26 2zM254 60c0 26-12 64-42 80-10-2-20-6-46-6-18 0-42 2-42 18 0 14 14 16 40 16 16 0 32-4 46-8 16 10 24 30 24 52 0 71-50 123-110 123-38 0-64-22-64-62 0-4 0-10 2-14 11-43 21-86 32-129 12-46 54-116 112-116 28 0 48 16 48 46z">
            <text:p/>
          </draw:path>
          <draw:path draw:style-name="gr3" draw:text-style-name="P7" draw:layer="layout" svg:width="0.183cm" svg:height="0.839cm" svg:x="13.813cm" svg:y="9.712cm" svg:viewBox="0 0 184 840" svg:d="M184 832c0-2-2-4-4-6-32-34-80-90-110-205-16-64-22-136-22-200 0-186 44-313 130-405 6-6 4-5 6-8 0-8-6-8-10-8-10 0-48 42-56 54-72 84-118 209-118 365 0 100 18 242 110 359 6 8 52 62 64 62 4 0 10 0 10-8z">
            <text:p/>
          </draw:path>
          <draw:path draw:style-name="gr3" draw:text-style-name="P7" draw:layer="layout" svg:width="0.163cm" svg:height="0.699cm" svg:x="14.097cm" svg:y="9.782cm" svg:viewBox="0 0 164 700" svg:d="M164 694c0-2 0-4-12-16-88-87-110-221-110-327 0-122 26-243 112-331 10-8 10-10 10-12 0-6-2-8-8-8s-70 48-110 138c-36 76-46 153-46 213 0 54 8 138 48 218 42 86 102 131 108 131s8-2 8-6z">
            <text:p/>
          </draw:path>
          <draw:path draw:style-name="gr3" draw:text-style-name="P7" draw:layer="layout" svg:width="0.369cm" svg:height="0.516cm" svg:x="14.329cm" svg:y="9.806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301cm" svg:height="0.219cm" svg:x="14.705cm" svg:y="10.197cm" svg:viewBox="0 0 302 220" svg:d="M238 146c46-46 64-112 64-116 0-8-6-8-8-8-8 0-8 2-10 14-10 32-26 62-46 88 0-8-2-40-2-44-8-50-44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  <text:p/>
          </draw:path>
          <draw:path draw:style-name="gr3" draw:text-style-name="P7" draw:layer="layout" svg:width="0.329cm" svg:height="0.46cm" svg:x="15.097cm" svg:y="9.997cm" svg:viewBox="0 0 330 461" svg:d="M2 431c-2 8-2 10-2 12 0 10 6 18 18 18 16 0 24-12 26-14 4-6 26-100 44-176 14 28 38 46 70 46 82 0 172-97 172-201 0-76-46-116-96-116-68 0-142 70-164 156-23 91-45 183-68 275zM158 303c-50 0-62-58-62-64 0-2 4-16 6-25 20-78 28-104 42-132 30-50 66-66 88-66 26 0 48 20 48 68 0 40-20 118-38 151-24 44-58 68-84 68z">
            <text:p/>
          </draw:path>
          <draw:path draw:style-name="gr3" draw:text-style-name="P7" draw:layer="layout" svg:width="0.161cm" svg:height="0.699cm" svg:x="15.479cm" svg:y="9.782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163cm" svg:height="0.699cm" svg:x="15.781cm" svg:y="9.782cm" svg:viewBox="0 0 164 700" svg:d="M164 694c0-2 0-4-12-16-88-87-110-221-110-327 0-122 26-243 112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16.013cm" svg:y="9.806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6.382cm" svg:y="10.067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7" draw:layer="layout" svg:width="0.331cm" svg:height="0.46cm" svg:x="16.759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161cm" svg:height="0.699cm" svg:x="17.141cm" svg:y="9.782cm" svg:viewBox="0 0 162 700" svg:d="M162 351c0-56-6-139-46-219-42-86-102-132-110-132-4 0-6 4-6 8 0 2 0 4 14 16 68 70 108 180 108 327 0 120-26 242-114 331-8 8-8 10-8 12 0 4 2 6 6 6 8 0 72-47 112-135 36-78 44-156 44-214z">
            <text:p/>
          </draw:path>
          <draw:path draw:style-name="gr3" draw:text-style-name="P7" draw:layer="layout" svg:width="0.183cm" svg:height="0.839cm" svg:x="17.405cm" svg:y="9.712cm" svg:viewBox="0 0 184 840" svg:d="M184 421c0-100-18-241-110-359-8-8-52-62-66-62-4 0-8 2-8 8 0 2 2 4 4 6 34 36 80 94 108 206 16 63 22 135 22 199 0 72-6 144-24 212-26 97-68 153-104 193-6 6-4 5-6 8 0 6 4 8 8 8 10 0 50-44 58-54 72-84 118-209 118-365z">
            <text:p/>
          </draw:path>
          <draw:path draw:style-name="gr3" draw:text-style-name="P7" draw:layer="layout" svg:width="0.429cm" svg:height="0.027cm" svg:x="17.911cm" svg:y="10.119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267cm" svg:height="0.221cm" svg:x="18.676cm" svg:y="9.816cm" svg:viewBox="0 0 268 222" svg:d="M92 92c20-12 42-28 46-30 34-26 46-34 62-38-2 2-2 6-2 8 0 12 8 18 18 18 16 0 28-14 28-26s-8-20-20-20c-34 0-66 26-92 46-40 28-52 34-64 38 6-24 6-28 8-36 4-12 10-34 10-36 0-10-8-16-18-16s-18 6-20 12-48 190-48 194c0 10 8 16 16 16 18 0 22-16 24-26 0-2 10-42 22-90 26 0 94 2 94 38 0 2 0 6-2 12-2 8-2 10-2 14 0 36 30 52 54 52 48 0 41-51 62-76 0-6-6-6-8-6-8 0-8 2-10 12-6 18-18 56-44 56-12 0-16-12-16-26 0-8 0-10 2-22 2-6 2-10 2-16 0-52-86-52-102-52z">
            <text:p/>
          </draw:path>
          <draw:path draw:style-name="gr3" draw:text-style-name="P7" draw:layer="layout" svg:width="0.329cm" svg:height="0.027cm" svg:x="18.638cm" svg:y="10.119cm" svg:viewBox="0 0 330 28" svg:d="M166 28c-55 0-111 0-166 0 0-9 0-19 0-28 110 0 220 0 330 0 0 9 0 19 0 28-55 0-109 0-164 0z">
            <text:p/>
          </draw:path>
          <draw:path draw:style-name="gr3" draw:text-style-name="P7" draw:layer="layout" svg:width="0.217cm" svg:height="0.324cm" svg:x="18.694cm" svg:y="10.223cm" svg:viewBox="0 0 218 325" svg:d="M218 237c-6 0-12 0-18 0 0 10-6 40-12 44-4 2-42 2-48 2-31 0-61 0-92 0 52-44 70-58 100-81 36-28 70-58 70-106 0-60-52-96-116-96-60 0-102 44-102 88 0 26 22 28 26 28 12 0 26-8 26-26 0-8-4-26-28-26 14-34 48-46 70-46 50 0 76 38 76 78 0 44-30 76-46 94-40 39-80 78-120 117-4 4-4 4-4 18 67 0 135 0 202 0 5-29 11-58 16-88z">
            <text:p/>
          </draw:path>
          <draw:path draw:style-name="gr3" draw:text-style-name="P7" draw:layer="layout" svg:width="0.369cm" svg:height="0.516cm" svg:x="19.08cm" svg:y="9.806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3" draw:text-style-name="P7" draw:layer="layout" svg:width="0.301cm" svg:height="0.219cm" svg:x="19.456cm" svg:y="10.197cm" svg:viewBox="0 0 302 220" svg:d="M238 146c46-46 64-112 64-116 0-8-6-8-8-8-8 0-8 2-12 14-8 32-24 62-44 88-2-8-2-40-4-44-6-50-44-80-92-80-74 0-142 66-142 136 0 44 32 84 90 84 44 0 86-20 114-40 10 36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7" draw:layer="layout" svg:width="0.183cm" svg:height="0.839cm" svg:x="19.932cm" svg:y="9.712cm" svg:viewBox="0 0 184 840" svg:d="M184 832c0-2-2-4-4-6-32-34-80-90-108-205-16-64-24-136-24-200 0-186 46-313 130-405 6-6 4-5 6-8 0-8-6-8-8-8-12 0-50 42-58 54-72 84-118 209-118 365 0 100 18 242 110 359 8 8 52 62 66 62 2 0 8 0 8-8z">
            <text:p/>
          </draw:path>
          <draw:path draw:style-name="gr3" draw:text-style-name="P7" draw:layer="layout" svg:width="0.161cm" svg:height="0.699cm" svg:x="20.218cm" svg:y="9.782cm" svg:viewBox="0 0 162 700" svg:d="M162 694c0-2 0-4-12-16-88-87-110-221-110-327 0-122 26-243 114-331 8-8 8-10 8-12 0-6-2-8-6-8-8 0-72 48-112 138-36 76-44 153-44 213 0 54 6 138 46 218 42 86 102 131 110 131 4 0 6-2 6-6z">
            <text:p/>
          </draw:path>
          <draw:path draw:style-name="gr3" draw:text-style-name="P7" draw:layer="layout" svg:width="0.367cm" svg:height="0.516cm" svg:x="20.45cm" svg:y="9.806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20.818cm" svg:y="10.067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3" draw:text-style-name="P7" draw:layer="layout" svg:width="0.331cm" svg:height="0.46cm" svg:x="21.194cm" svg:y="9.997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6-66 26 0 50 20 50 68 0 40-20 118-40 151-24 44-56 68-84 68z">
            <text:p/>
          </draw:path>
          <draw:path draw:style-name="gr3" draw:text-style-name="P7" draw:layer="layout" svg:width="0.163cm" svg:height="0.699cm" svg:x="21.576cm" svg:y="9.782cm" svg:viewBox="0 0 164 700" svg:d="M164 351c0-56-8-139-46-219-42-86-104-132-110-132-4 0-8 4-8 8 0 2 0 4 14 16 68 70 108 180 108 327 0 120-26 242-112 331-10 8-10 10-10 12 0 4 4 6 8 6 6 0 70-47 112-135 36-78 44-156 44-214z">
            <text:p/>
          </draw:path>
          <draw:path draw:style-name="gr3" draw:text-style-name="P7" draw:layer="layout" svg:width="0.217cm" svg:height="0.324cm" svg:x="21.84cm" svg:y="9.728cm" svg:viewBox="0 0 218 325" svg:d="M218 235c-5 0-11 0-16 0-2 12-6 40-14 46-4 2-40 2-48 2-30 0-60 0-90 0 52-46 68-59 98-81 36-30 70-60 70-106 0-60-52-96-114-96s-104 42-104 88c0 26 22 28 26 28 12 0 28-8 28-26 0-10-4-26-30-26 16-36 48-46 72-46 50 0 74 38 74 78 0 42-30 76-46 94-39 39-79 78-118 117-6 4-6 4-6 18 68 0 136 0 204 0 5-30 9-60 14-90z">
            <text:p/>
          </draw:path>
          <draw:path draw:style-name="gr3" draw:text-style-name="P7" draw:layer="layout" svg:width="0.183cm" svg:height="0.839cm" svg:x="22.156cm" svg:y="9.712cm" svg:viewBox="0 0 184 840" svg:d="M184 421c0-100-18-241-110-359-8-8-52-62-66-62-2 0-8 2-8 8 0 2 2 4 4 6 34 36 80 94 108 206 16 63 24 135 24 199 0 72-8 144-26 212-26 97-68 153-104 193-6 6-4 5-6 8 0 6 6 8 8 8 12 0 50-44 58-54 72-84 118-209 118-365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4T16:54:35.736528681</dc:date>
    <meta:editing-duration>PT4H13M13S</meta:editing-duration>
    <meta:editing-cycles>19</meta:editing-cycles>
    <meta:document-statistic meta:object-count="652"/>
  </office:meta>
</office:document-meta>
</file>